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4181a1" officeooo:paragraph-rsid="0069ee64" style:font-weight-asian="normal" style:font-weight-complex="normal"/>
    </style:style>
    <style:style style:name="P2" style:family="paragraph" style:parent-style-name="Text_20_body">
      <style:text-properties fo:font-weight="normal" officeooo:paragraph-rsid="0069ee64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officeooo:paragraph-rsid="006d7760" style:font-weight-asian="bold" style:font-weight-complex="bold"/>
    </style:style>
    <style:style style:name="P5" style:family="paragraph" style:parent-style-name="Text_20_body">
      <style:text-properties fo:font-weight="bold" officeooo:rsid="00664e7d" officeooo:paragraph-rsid="0069ee64" style:font-weight-asian="bold" style:font-weight-complex="bold"/>
    </style:style>
    <style:style style:name="P6" style:family="paragraph" style:parent-style-name="Text_20_body">
      <style:text-properties fo:font-weight="bold" officeooo:rsid="006aadd9" style:font-weight-asian="bold" style:font-weight-complex="bold"/>
    </style:style>
    <style:style style:name="P7" style:family="paragraph" style:parent-style-name="Text_20_body">
      <style:text-properties fo:font-weight="bold" officeooo:rsid="003b3a75" officeooo:paragraph-rsid="003b3a75" style:font-weight-asian="bold" style:font-weight-complex="bold"/>
    </style:style>
    <style:style style:name="P8" style:family="paragraph" style:parent-style-name="Text_20_body">
      <style:text-properties fo:font-weight="bold" officeooo:rsid="007bbf94" officeooo:paragraph-rsid="007bbf94" style:font-weight-asian="bold" style:font-weight-complex="bold"/>
    </style:style>
    <style:style style:name="P9" style:family="paragraph" style:parent-style-name="Text_20_body">
      <style:text-properties fo:font-weight="bold" officeooo:rsid="00ae77e5" officeooo:paragraph-rsid="00ae77e5" style:font-weight-asian="bold" style:font-weight-complex="bold"/>
    </style:style>
    <style:style style:name="P10" style:family="paragraph" style:parent-style-name="Text_20_body">
      <style:text-properties officeooo:paragraph-rsid="0061304f"/>
    </style:style>
    <style:style style:name="P11" style:family="paragraph" style:parent-style-name="Text_20_body">
      <style:text-properties officeooo:rsid="00648b05" officeooo:paragraph-rsid="00648b05"/>
    </style:style>
    <style:style style:name="P12" style:family="paragraph" style:parent-style-name="Text_20_body">
      <style:text-properties officeooo:paragraph-rsid="0069ee64"/>
    </style:style>
    <style:style style:name="P13" style:family="paragraph" style:parent-style-name="Text_20_body">
      <style:text-properties officeooo:paragraph-rsid="006d7760"/>
    </style:style>
    <style:style style:name="P14" style:family="paragraph" style:parent-style-name="Text_20_body">
      <style:text-properties officeooo:rsid="00642fe3" officeooo:paragraph-rsid="00648b05"/>
    </style:style>
    <style:style style:name="P15" style:family="paragraph" style:parent-style-name="Text_20_body">
      <style:text-properties officeooo:rsid="006d7760" officeooo:paragraph-rsid="006d7760"/>
    </style:style>
    <style:style style:name="P16" style:family="paragraph" style:parent-style-name="Text_20_body">
      <style:text-properties officeooo:paragraph-rsid="00712135"/>
    </style:style>
    <style:style style:name="P17" style:family="paragraph" style:parent-style-name="Text_20_body">
      <style:text-properties officeooo:paragraph-rsid="0072ed65"/>
    </style:style>
    <style:style style:name="P18" style:family="paragraph" style:parent-style-name="Text_20_body">
      <style:text-properties officeooo:paragraph-rsid="00734e63"/>
    </style:style>
    <style:style style:name="P19" style:family="paragraph" style:parent-style-name="Text_20_body">
      <style:text-properties officeooo:paragraph-rsid="0077f615"/>
    </style:style>
    <style:style style:name="P20" style:family="paragraph" style:parent-style-name="Text_20_body">
      <style:text-properties officeooo:rsid="007bbf94" officeooo:paragraph-rsid="007bbf94"/>
    </style:style>
    <style:style style:name="P21" style:family="paragraph" style:parent-style-name="Text_20_body">
      <style:text-properties officeooo:paragraph-rsid="003b3a75"/>
    </style:style>
    <style:style style:name="P22" style:family="paragraph" style:parent-style-name="Text_20_body">
      <style:text-properties officeooo:paragraph-rsid="007d71b5"/>
    </style:style>
    <style:style style:name="P23" style:family="paragraph" style:parent-style-name="Text_20_body">
      <style:text-properties officeooo:rsid="008313c7" officeooo:paragraph-rsid="008313c7"/>
    </style:style>
    <style:style style:name="P24" style:family="paragraph" style:parent-style-name="Text_20_body">
      <style:text-properties officeooo:paragraph-rsid="009eea3e"/>
    </style:style>
    <style:style style:name="P25" style:family="paragraph" style:parent-style-name="Text_20_body">
      <style:text-properties officeooo:rsid="00bdc06b" officeooo:paragraph-rsid="00bdc06b"/>
    </style:style>
    <style:style style:name="P26" style:family="paragraph" style:parent-style-name="Text_20_body">
      <style:text-properties officeooo:rsid="0087e0d4" officeooo:paragraph-rsid="0087e0d4"/>
    </style:style>
    <style:style style:name="P27" style:family="paragraph" style:parent-style-name="Title">
      <style:text-properties style:text-underline-style="solid" style:text-underline-width="auto" style:text-underline-color="font-color" officeooo:rsid="0061304f" officeooo:paragraph-rsid="0061304f"/>
    </style:style>
    <style:style style:name="P28" style:family="paragraph" style:parent-style-name="Title">
      <style:text-properties officeooo:rsid="008313c7" officeooo:paragraph-rsid="008313c7"/>
    </style:style>
    <style:style style:name="P29" style:family="paragraph" style:parent-style-name="Title">
      <style:text-properties officeooo:rsid="009aea17" officeooo:paragraph-rsid="009aea17"/>
    </style:style>
    <style:style style:name="P30" style:family="paragraph" style:parent-style-name="Preformatted_20_Text">
      <style:paragraph-properties fo:margin-top="0cm" fo:margin-bottom="0.499cm" style:contextual-spacing="false"/>
      <style:text-properties officeooo:paragraph-rsid="00743cf8"/>
    </style:style>
    <style:style style:name="P31" style:family="paragraph" style:parent-style-name="Preformatted_20_Text">
      <style:paragraph-properties fo:margin-top="0cm" fo:margin-bottom="0.499cm" style:contextual-spacing="false"/>
      <style:text-properties officeooo:paragraph-rsid="0075e1d5"/>
    </style:style>
    <style:style style:name="P32" style:family="paragraph" style:parent-style-name="Preformatted_20_Text">
      <style:paragraph-properties fo:margin-top="0cm" fo:margin-bottom="0.499cm" style:contextual-spacing="false"/>
      <style:text-properties officeooo:rsid="0075e1d5" officeooo:paragraph-rsid="0075e1d5"/>
    </style:style>
    <style:style style:name="P33" style:family="paragraph" style:parent-style-name="Preformatted_20_Text">
      <style:paragraph-properties fo:margin-top="0cm" fo:margin-bottom="0.499cm" style:contextual-spacing="false"/>
      <style:text-properties fo:font-weight="normal" officeooo:paragraph-rsid="0075e1d5" style:font-weight-asian="normal" style:font-weight-complex="normal"/>
    </style:style>
    <style:style style:name="P34" style:family="paragraph" style:parent-style-name="Preformatted_20_Text">
      <style:text-properties officeooo:paragraph-rsid="0072ed65"/>
    </style:style>
    <style:style style:name="P35" style:family="paragraph" style:parent-style-name="Preformatted_20_Text">
      <style:text-properties officeooo:paragraph-rsid="00734e63"/>
    </style:style>
    <style:style style:name="P36" style:family="paragraph" style:parent-style-name="Preformatted_20_Text">
      <style:text-properties officeooo:paragraph-rsid="00743cf8"/>
    </style:style>
    <style:style style:name="P37" style:family="paragraph" style:parent-style-name="Code">
      <style:text-properties officeooo:rsid="00b342d6" officeooo:paragraph-rsid="00b342d6"/>
    </style:style>
    <style:style style:name="P38" style:family="paragraph" style:parent-style-name="Code">
      <style:text-properties officeooo:rsid="00b342d6" officeooo:paragraph-rsid="00b40726"/>
    </style:style>
    <style:style style:name="P39" style:family="paragraph" style:parent-style-name="Code">
      <style:text-properties officeooo:rsid="00b98129" officeooo:paragraph-rsid="00b98129"/>
    </style:style>
    <style:style style:name="P40" style:family="paragraph" style:parent-style-name="Code">
      <style:text-properties officeooo:rsid="00b98129" officeooo:paragraph-rsid="00baab07"/>
    </style:style>
    <style:style style:name="P41" style:family="paragraph" style:parent-style-name="Code">
      <style:text-properties fo:font-weight="bold" style:font-weight-asian="bold" style:font-weight-complex="bold"/>
    </style:style>
    <style:style style:name="P42" style:family="paragraph" style:parent-style-name="Code">
      <style:text-properties fo:font-weight="bold" officeooo:paragraph-rsid="00c9605d" style:font-weight-asian="bold" style:font-weight-complex="bold"/>
    </style:style>
    <style:style style:name="P43" style:family="paragraph" style:parent-style-name="Code">
      <style:text-properties fo:font-style="normal" fo:font-weight="bold" officeooo:rsid="00c8364d" officeooo:paragraph-rsid="00c9605d" style:font-style-asian="normal" style:font-weight-asian="bold" style:font-style-complex="normal" style:font-weight-complex="bold"/>
    </style:style>
    <style:style style:name="P44" style:family="paragraph" style:parent-style-name="Code">
      <style:text-properties fo:font-style="normal" fo:font-weight="bold" officeooo:rsid="00c9605d" officeooo:paragraph-rsid="00c9605d" style:font-style-asian="normal" style:font-weight-asian="bold" style:font-style-complex="normal" style:font-weight-complex="bold"/>
    </style:style>
    <style:style style:name="P45" style:family="paragraph" style:parent-style-name="Code">
      <style:text-properties fo:font-style="normal" fo:font-weight="bold" officeooo:rsid="00c9605d" officeooo:paragraph-rsid="00cb2b9d" style:font-style-asian="normal" style:font-weight-asian="bold" style:font-style-complex="normal" style:font-weight-complex="bold"/>
    </style:style>
    <style:style style:name="P46" style:family="paragraph" style:parent-style-name="Code">
      <style:text-properties fo:font-style="normal" fo:font-weight="bold" officeooo:rsid="00c9605d" officeooo:paragraph-rsid="00caeb16" style:font-style-asian="normal" style:font-weight-asian="bold" style:font-style-complex="normal" style:font-weight-complex="bold"/>
    </style:style>
    <style:style style:name="P47" style:family="paragraph" style:parent-style-name="Code">
      <style:paragraph-properties fo:margin-left="0cm" fo:margin-right="0cm" fo:text-indent="0cm" style:auto-text-indent="false"/>
    </style:style>
    <style:style style:name="P48" style:family="paragraph" style:parent-style-name="Code">
      <style:paragraph-properties fo:margin-left="0cm" fo:margin-right="0cm" fo:text-indent="0cm" style:auto-text-indent="false"/>
      <style:text-properties officeooo:rsid="00a6fce5" officeooo:paragraph-rsid="00a6fce5"/>
    </style:style>
    <style:style style:name="P49" style:family="paragraph" style:parent-style-name="Code">
      <style:paragraph-properties fo:margin-left="0cm" fo:margin-right="0cm" fo:text-indent="0cm" style:auto-text-indent="false"/>
      <style:text-properties officeooo:rsid="00a6fce5" officeooo:paragraph-rsid="00a7f2fe"/>
    </style:style>
    <style:style style:name="P50" style:family="paragraph" style:parent-style-name="Code">
      <style:paragraph-properties fo:margin-left="0cm" fo:margin-right="0cm" fo:text-indent="0cm" style:auto-text-indent="false"/>
      <style:text-properties officeooo:rsid="00a6fce5" officeooo:paragraph-rsid="00a8c82b"/>
    </style:style>
    <style:style style:name="P51" style:family="paragraph" style:parent-style-name="Code">
      <style:paragraph-properties fo:margin-left="0cm" fo:margin-right="0cm" fo:text-indent="0cm" style:auto-text-indent="false"/>
      <style:text-properties officeooo:rsid="00b342d6" officeooo:paragraph-rsid="00b342d6"/>
    </style:style>
    <style:style style:name="P52" style:family="paragraph" style:parent-style-name="Code">
      <style:paragraph-properties fo:margin-left="0cm" fo:margin-right="0cm" fo:text-indent="0cm" style:auto-text-indent="false"/>
      <style:text-properties officeooo:paragraph-rsid="00e92f56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weight="bold" officeooo:rsid="00ce63d4" officeooo:paragraph-rsid="00ce63d4" style:font-weight-asian="bold" style:font-weight-complex="bold"/>
    </style:style>
    <style:style style:name="P54" style:family="paragraph" style:parent-style-name="Code">
      <style:paragraph-properties fo:margin-left="1.251cm" fo:margin-right="0cm" fo:text-indent="0cm" style:auto-text-indent="false"/>
    </style:style>
    <style:style style:name="P55" style:family="paragraph" style:parent-style-name="Text_20_body">
      <style:paragraph-properties fo:margin-left="1.251cm" fo:margin-right="0cm" fo:text-indent="0cm" style:auto-text-indent="false"/>
      <style:text-properties fo:font-weight="bold" officeooo:rsid="00ce63d4" officeooo:paragraph-rsid="00ce63d4" style:font-weight-asian="bold" style:font-weight-complex="bold"/>
    </style:style>
    <style:style style:name="P56" style:family="paragraph" style:parent-style-name="Text_20_body">
      <style:paragraph-properties fo:margin-left="1.251cm" fo:margin-right="0cm" fo:text-indent="0cm" style:auto-text-indent="false"/>
      <style:text-properties fo:font-weight="bold" officeooo:rsid="00d2c970" officeooo:paragraph-rsid="00d2c970" style:font-weight-asian="bold" style:font-weight-complex="bold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fo:font-weight="bold" officeooo:rsid="00f11853" officeooo:paragraph-rsid="00f11853" style:font-weight-asian="bold" style:font-weight-complex="bold"/>
    </style:style>
    <style:style style:name="P58" style:family="paragraph" style:parent-style-name="Text_20_body">
      <style:paragraph-properties fo:margin-left="1.251cm" fo:margin-right="0cm" fo:text-indent="0cm" style:auto-text-indent="false"/>
      <style:text-properties fo:font-size="7pt" fo:font-weight="bold" officeooo:rsid="00d2c970" officeooo:paragraph-rsid="00d2c970" style:font-size-asian="7pt" style:font-weight-asian="bold" style:font-size-complex="7pt" style:font-weight-complex="bold"/>
    </style:style>
    <style:style style:name="P59" style:family="paragraph" style:parent-style-name="Text_20_body">
      <style:paragraph-properties fo:margin-left="1.251cm" fo:margin-right="0cm" fo:text-indent="0cm" style:auto-text-indent="false"/>
      <style:text-properties fo:font-size="11.5pt" fo:font-weight="bold" officeooo:rsid="00d9f3f3" officeooo:paragraph-rsid="00dbd8b9" style:font-size-asian="11.5pt" style:font-weight-asian="bold" style:font-size-complex="11.5pt" style:font-weight-complex="bold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officeooo:paragraph-rsid="00f11853"/>
    </style:style>
    <style:style style:name="P61" style:family="paragraph" style:parent-style-name="Code">
      <style:paragraph-properties fo:margin-left="2.501cm" fo:margin-right="0cm" fo:text-indent="0cm" style:auto-text-indent="false"/>
    </style:style>
    <style:style style:name="P62" style:family="paragraph" style:parent-style-name="Code">
      <style:paragraph-properties fo:margin-left="2.501cm" fo:margin-right="0cm" fo:text-indent="0cm" style:auto-text-indent="false"/>
      <style:text-properties officeooo:paragraph-rsid="00e92f56"/>
    </style:style>
    <style:style style:name="P63" style:family="paragraph" style:parent-style-name="Code">
      <style:paragraph-properties fo:margin-left="2.501cm" fo:margin-right="0cm" fo:text-indent="0cm" style:auto-text-indent="false"/>
      <style:text-properties officeooo:paragraph-rsid="00ec61f8"/>
    </style:style>
    <style:style style:name="P64" style:family="paragraph" style:parent-style-name="Heading_20_2">
      <style:text-properties officeooo:paragraph-rsid="00743cf8"/>
    </style:style>
    <style:style style:name="P65" style:family="paragraph" style:parent-style-name="Heading_20_2">
      <style:text-properties officeooo:paragraph-rsid="0085932f"/>
    </style:style>
    <style:style style:name="P66" style:family="paragraph" style:parent-style-name="Heading_20_2">
      <style:text-properties officeooo:rsid="0087e0d4" officeooo:paragraph-rsid="0087e0d4"/>
    </style:style>
    <style:style style:name="P67" style:family="paragraph" style:parent-style-name="Heading_20_2">
      <style:text-properties officeooo:paragraph-rsid="00d41009"/>
    </style:style>
    <style:style style:name="P68" style:family="paragraph" style:parent-style-name="Heading_20_2">
      <style:text-properties officeooo:rsid="0069ee64" officeooo:paragraph-rsid="00d41009"/>
    </style:style>
    <style:style style:name="P69" style:family="paragraph" style:parent-style-name="Heading_20_2">
      <style:text-properties officeooo:paragraph-rsid="00dbeb5a"/>
    </style:style>
    <style:style style:name="P70" style:family="paragraph" style:parent-style-name="Heading_20_2">
      <style:text-properties officeooo:rsid="00e1dd81" officeooo:paragraph-rsid="00e2f0de"/>
    </style:style>
    <style:style style:name="P71" style:family="paragraph" style:parent-style-name="Heading_20_2">
      <style:text-properties officeooo:paragraph-rsid="007f47ae"/>
    </style:style>
    <style:style style:name="P72" style:family="paragraph" style:parent-style-name="Heading_20_2">
      <style:text-properties officeooo:paragraph-rsid="003b3a75"/>
    </style:style>
    <style:style style:name="P73" style:family="paragraph" style:parent-style-name="Heading_20_2">
      <style:text-properties officeooo:rsid="00b2dd80" officeooo:paragraph-rsid="00b2dd80"/>
    </style:style>
    <style:style style:name="P74" style:family="paragraph" style:parent-style-name="Heading_20_2">
      <style:text-properties officeooo:paragraph-rsid="00b2dd80"/>
    </style:style>
    <style:style style:name="P75" style:family="paragraph" style:parent-style-name="Heading_20_2">
      <style:text-properties officeooo:rsid="00f6ce49" officeooo:paragraph-rsid="00f6ce49"/>
    </style:style>
    <style:style style:name="P76" style:family="paragraph" style:parent-style-name="Heading_20_2">
      <style:text-properties officeooo:rsid="00fb2586" officeooo:paragraph-rsid="00fccec3"/>
    </style:style>
    <style:style style:name="P77" style:family="paragraph" style:parent-style-name="Heading_20_2">
      <style:text-properties officeooo:paragraph-rsid="00fccec3"/>
    </style:style>
    <style:style style:name="P78" style:family="paragraph" style:parent-style-name="Heading_20_1">
      <style:text-properties officeooo:rsid="0061304f" officeooo:paragraph-rsid="0061304f"/>
    </style:style>
    <style:style style:name="P79" style:family="paragraph" style:parent-style-name="Heading_20_1">
      <style:text-properties officeooo:rsid="0072ed65" officeooo:paragraph-rsid="0072ed65"/>
    </style:style>
    <style:style style:name="P80" style:family="paragraph" style:parent-style-name="Heading_20_1">
      <style:text-properties officeooo:paragraph-rsid="00648b05"/>
    </style:style>
    <style:style style:name="P81" style:family="paragraph" style:parent-style-name="Heading_20_1">
      <style:text-properties officeooo:rsid="0069ee64" officeooo:paragraph-rsid="00ce63d4"/>
    </style:style>
    <style:style style:name="P82" style:family="paragraph" style:parent-style-name="Heading_20_1">
      <style:text-properties officeooo:rsid="00ed7148" officeooo:paragraph-rsid="00ed7148"/>
    </style:style>
    <style:style style:name="P83" style:family="paragraph" style:parent-style-name="Heading_20_1">
      <style:text-properties officeooo:rsid="00f11853" officeooo:paragraph-rsid="00f11853"/>
    </style:style>
    <style:style style:name="P84" style:family="paragraph" style:parent-style-name="Heading_20_1">
      <style:text-properties officeooo:paragraph-rsid="00dbd8b9"/>
    </style:style>
    <style:style style:name="P85" style:family="paragraph" style:parent-style-name="Heading_20_1">
      <style:text-properties officeooo:rsid="006c7ba9" officeooo:paragraph-rsid="00dbeb5a"/>
    </style:style>
    <style:style style:name="P86" style:family="paragraph" style:parent-style-name="Heading_20_1">
      <style:text-properties officeooo:rsid="006c7ba9" officeooo:paragraph-rsid="00f6ce49"/>
    </style:style>
    <style:style style:name="P87" style:family="paragraph" style:parent-style-name="Heading_20_1">
      <style:text-properties officeooo:rsid="006c7ba9" officeooo:paragraph-rsid="00fb2586"/>
    </style:style>
    <style:style style:name="P88" style:family="paragraph" style:parent-style-name="Heading_20_1">
      <style:text-properties officeooo:paragraph-rsid="007bbf94"/>
    </style:style>
    <style:style style:name="P89" style:family="paragraph" style:parent-style-name="Heading_20_1">
      <style:text-properties officeooo:rsid="00bdc06b" officeooo:paragraph-rsid="00bdc06b"/>
    </style:style>
    <style:style style:name="P90" style:family="paragraph" style:parent-style-name="Heading_20_1">
      <style:text-properties officeooo:rsid="009aea17" officeooo:paragraph-rsid="00bdc06b"/>
    </style:style>
    <style:style style:name="P91" style:family="paragraph" style:parent-style-name="Heading_20_1">
      <style:text-properties officeooo:rsid="009eea3e" officeooo:paragraph-rsid="009eea3e"/>
    </style:style>
    <style:style style:name="P92" style:family="paragraph" style:parent-style-name="Heading_20_1">
      <style:text-properties fo:font-weight="bold" officeooo:rsid="00ae77e5" officeooo:paragraph-rsid="00ae77e5" style:font-weight-asian="bold" style:font-weight-complex="bold"/>
    </style:style>
    <style:style style:name="P93" style:family="paragraph" style:parent-style-name="Heading_20_1">
      <style:paragraph-properties fo:margin-top="0cm" fo:margin-bottom="0.499cm" style:contextual-spacing="false"/>
      <style:text-properties officeooo:rsid="0072ed65" officeooo:paragraph-rsid="0077f615"/>
    </style:style>
    <style:style style:name="P94" style:family="paragraph" style:parent-style-name="Heading_20_3">
      <style:text-properties fo:font-weight="bold" officeooo:paragraph-rsid="006d7760" style:font-weight-asian="bold" style:font-weight-complex="bold"/>
    </style:style>
    <style:style style:name="P95" style:family="paragraph" style:parent-style-name="Heading_20_3">
      <style:text-properties fo:font-weight="bold" officeooo:paragraph-rsid="003713a6" style:font-weight-asian="bold" style:font-weight-complex="bold"/>
    </style:style>
    <style:style style:name="P96" style:family="paragraph" style:parent-style-name="Heading_20_3">
      <style:text-properties officeooo:paragraph-rsid="00dbeb5a"/>
    </style:style>
    <style:style style:name="P97" style:family="paragraph" style:parent-style-name="Heading_20_3">
      <style:text-properties officeooo:rsid="00e0d260" officeooo:paragraph-rsid="00e185e0"/>
    </style:style>
    <style:style style:name="P98" style:family="paragraph" style:parent-style-name="Heading_20_3">
      <style:text-properties officeooo:paragraph-rsid="00e66ca1"/>
    </style:style>
    <style:style style:name="P99" style:family="paragraph" style:parent-style-name="Heading_20_3">
      <style:text-properties officeooo:rsid="0081622f"/>
    </style:style>
    <style:style style:name="P100" style:family="paragraph" style:parent-style-name="Heading_20_3">
      <style:paragraph-properties fo:margin-left="0cm" fo:margin-right="0cm" fo:text-indent="0cm" style:auto-text-indent="false"/>
      <style:text-properties officeooo:paragraph-rsid="00ec61f8"/>
    </style:style>
    <style:style style:name="P101" style:family="paragraph" style:parent-style-name="Code" style:list-style-name="L20"/>
    <style:style style:name="P102" style:family="paragraph" style:parent-style-name="Code" style:list-style-name="L20">
      <style:text-properties officeooo:paragraph-rsid="00a45270"/>
    </style:style>
    <style:style style:name="P103" style:family="paragraph" style:parent-style-name="Code" style:list-style-name="L20">
      <style:text-properties officeooo:rsid="00a525a0" officeooo:paragraph-rsid="00a525a0"/>
    </style:style>
    <style:style style:name="P104" style:family="paragraph" style:parent-style-name="Code">
      <style:text-properties officeooo:rsid="00fb2586" officeooo:paragraph-rsid="00fb2586"/>
    </style:style>
    <style:style style:name="P105" style:family="paragraph" style:parent-style-name="Code" style:list-style-name="L20" style:master-page-name="">
      <style:paragraph-properties fo:margin-left="1.9cm" fo:margin-right="0cm" fo:margin-top="0cm" fo:margin-bottom="0cm" style:contextual-spacing="false" fo:line-height="110%" fo:text-indent="-0.6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officeooo:paragraph-rsid="00a525a0"/>
    </style:style>
    <style:style style:name="P106" style:family="paragraph" style:parent-style-name="Code" style:list-style-name="L20">
      <style:paragraph-properties fo:margin-left="1.9cm" fo:margin-right="0cm" fo:margin-top="0cm" fo:margin-bottom="0cm" style:contextual-spacing="false" fo:line-height="110%" fo:text-indent="-0.6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officeooo:paragraph-rsid="00a525a0"/>
    </style:style>
    <style:style style:name="P107" style:family="paragraph" style:parent-style-name="Code" style:list-style-name="L20" style:master-page-name="">
      <style:paragraph-properties style:page-number="auto"/>
      <style:text-properties officeooo:rsid="00a525a0" officeooo:paragraph-rsid="00a525a0"/>
    </style:style>
    <style:style style:name="P108" style:family="paragraph" style:parent-style-name="Code" style:list-style-name="L20">
      <style:paragraph-properties fo:margin-left="1.3cm" fo:margin-right="0cm" fo:margin-top="0cm" fo:margin-bottom="0cm" style:contextual-spacing="false" fo:line-height="110%" fo:text-indent="0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officeooo:paragraph-rsid="00ac0327"/>
    </style:style>
    <style:style style:name="P109" style:family="paragraph" style:parent-style-name="List_20_1" style:list-style-name="L4">
      <style:text-properties fo:font-size="12pt" style:font-size-asian="12pt" style:font-size-complex="12pt"/>
    </style:style>
    <style:style style:name="P110" style:family="paragraph" style:parent-style-name="Text_20_body" style:list-style-name="L1">
      <style:text-properties officeooo:rsid="00848a06" officeooo:paragraph-rsid="0085932f"/>
    </style:style>
    <style:style style:name="P111" style:family="paragraph" style:parent-style-name="Text_20_body" style:list-style-name="L2">
      <style:text-properties officeooo:paragraph-rsid="00877cf9"/>
    </style:style>
    <style:style style:name="P112" style:family="paragraph" style:parent-style-name="Text_20_body" style:list-style-name="L2">
      <style:text-properties fo:font-weight="normal" officeooo:rsid="008313c7" officeooo:paragraph-rsid="00877cf9" style:font-weight-asian="normal" style:font-weight-complex="normal"/>
    </style:style>
    <style:style style:name="P113" style:family="paragraph" style:parent-style-name="Text_20_body" style:list-style-name="L2">
      <style:text-properties fo:font-weight="normal" officeooo:rsid="00848a06" officeooo:paragraph-rsid="00877cf9" style:font-weight-asian="normal" style:font-weight-complex="normal"/>
    </style:style>
    <style:style style:name="P114" style:family="paragraph" style:parent-style-name="Text_20_body" style:list-style-name="L5">
      <style:text-properties fo:font-weight="normal" officeooo:rsid="00cea765" officeooo:paragraph-rsid="00cea765" style:font-weight-asian="normal" style:font-weight-complex="normal"/>
    </style:style>
    <style:style style:name="P115" style:family="paragraph" style:parent-style-name="Text_20_body" style:list-style-name="L9">
      <style:text-properties fo:font-weight="normal" officeooo:rsid="006aadd9" officeooo:paragraph-rsid="0069ee64" style:font-weight-asian="normal" style:font-weight-complex="normal"/>
    </style:style>
    <style:style style:name="P116" style:family="paragraph" style:parent-style-name="Text_20_body" style:list-style-name="L14">
      <style:text-properties fo:font-weight="normal" officeooo:rsid="00e8921a" officeooo:paragraph-rsid="00e8921a" style:font-weight-asian="normal" style:font-weight-complex="normal"/>
    </style:style>
    <style:style style:name="P117" style:family="paragraph" style:parent-style-name="Text_20_body" style:list-style-name="L19">
      <style:text-properties fo:font-weight="normal" officeooo:rsid="00eca1c6" officeooo:paragraph-rsid="00eca1c6" style:font-weight-asian="normal" style:font-weight-complex="normal"/>
    </style:style>
    <style:style style:name="P118" style:family="paragraph" style:parent-style-name="Text_20_body" style:list-style-name="L3">
      <style:text-properties officeooo:rsid="00876b2e" officeooo:paragraph-rsid="00876b2e"/>
    </style:style>
    <style:style style:name="P119" style:family="paragraph" style:parent-style-name="Text_20_body" style:list-style-name="L6">
      <style:text-properties officeooo:paragraph-rsid="00cea765"/>
    </style:style>
    <style:style style:name="P120" style:family="paragraph" style:parent-style-name="Text_20_body" style:list-style-name="L7">
      <style:text-properties officeooo:rsid="00ed7148" officeooo:paragraph-rsid="00ed7148"/>
    </style:style>
    <style:style style:name="P121" style:family="paragraph" style:parent-style-name="Text_20_body" style:list-style-name="L7">
      <style:text-properties officeooo:rsid="00ed7148" officeooo:paragraph-rsid="00f00580"/>
    </style:style>
    <style:style style:name="P122" style:family="paragraph" style:parent-style-name="Text_20_body" style:list-style-name="L7">
      <style:text-properties officeooo:rsid="00f0713e" officeooo:paragraph-rsid="00f0713e"/>
    </style:style>
    <style:style style:name="P123" style:family="paragraph" style:parent-style-name="Text_20_body" style:list-style-name="L8">
      <style:text-properties fo:font-size="11.5pt" style:font-size-asian="11.5pt" style:font-size-complex="11.5pt"/>
    </style:style>
    <style:style style:name="P124" style:family="paragraph" style:parent-style-name="Text_20_body" style:list-style-name="L10">
      <style:text-properties officeooo:rsid="00dfab39" officeooo:paragraph-rsid="00dfab39"/>
    </style:style>
    <style:style style:name="P125" style:family="paragraph" style:parent-style-name="Text_20_body" style:list-style-name="L10">
      <style:text-properties officeooo:rsid="00dbeb5a" officeooo:paragraph-rsid="00dbeb5a"/>
    </style:style>
    <style:style style:name="P126" style:family="paragraph" style:parent-style-name="Text_20_body" style:list-style-name="L10">
      <style:text-properties officeooo:rsid="00dbeb5a" officeooo:paragraph-rsid="00ddcc84"/>
    </style:style>
    <style:style style:name="P127" style:family="paragraph" style:parent-style-name="Text_20_body" style:list-style-name="L10">
      <style:text-properties officeooo:rsid="00dbeb5a" officeooo:paragraph-rsid="00e0d260"/>
    </style:style>
    <style:style style:name="P128" style:family="paragraph" style:parent-style-name="Text_20_body" style:list-style-name="L10">
      <style:text-properties officeooo:rsid="00e0d260" officeooo:paragraph-rsid="00e0d260"/>
    </style:style>
    <style:style style:name="P129" style:family="paragraph" style:parent-style-name="Text_20_body" style:list-style-name="L11">
      <style:text-properties officeooo:rsid="00e0d260" officeooo:paragraph-rsid="00e0d260"/>
    </style:style>
    <style:style style:name="P130" style:family="paragraph" style:parent-style-name="Text_20_body" style:list-style-name="L12">
      <style:text-properties officeooo:rsid="00e185e0" officeooo:paragraph-rsid="00e185e0"/>
    </style:style>
    <style:style style:name="P131" style:family="paragraph" style:parent-style-name="Text_20_body" style:list-style-name="L13">
      <style:text-properties officeooo:rsid="00e1dd81" officeooo:paragraph-rsid="00e1dd81"/>
    </style:style>
    <style:style style:name="P132" style:family="paragraph" style:parent-style-name="Text_20_body" style:list-style-name="L14">
      <style:text-properties officeooo:rsid="00e8921a" officeooo:paragraph-rsid="00e8921a"/>
    </style:style>
    <style:style style:name="P133" style:family="paragraph" style:parent-style-name="Text_20_body" style:list-style-name="L15">
      <style:text-properties officeooo:rsid="007f47ae" officeooo:paragraph-rsid="0081622f"/>
    </style:style>
    <style:style style:name="P134" style:family="paragraph" style:parent-style-name="Text_20_body" style:list-style-name="L16">
      <style:text-properties officeooo:rsid="0081622f" officeooo:paragraph-rsid="0081622f"/>
    </style:style>
    <style:style style:name="P135" style:family="paragraph" style:parent-style-name="Text_20_body" style:list-style-name="L17">
      <style:text-properties officeooo:rsid="008babe1" officeooo:paragraph-rsid="008babe1"/>
    </style:style>
    <style:style style:name="P136" style:family="paragraph" style:parent-style-name="Text_20_body" style:list-style-name="L18">
      <style:text-properties officeooo:rsid="008d1068" officeooo:paragraph-rsid="008d1068"/>
    </style:style>
    <style:style style:name="P137" style:family="paragraph" style:parent-style-name="Text_20_body" style:list-style-name="L18">
      <style:text-properties officeooo:rsid="008e2ff9" officeooo:paragraph-rsid="008e2ff9"/>
    </style:style>
    <style:style style:name="P138" style:family="paragraph" style:parent-style-name="Text_20_body" style:list-style-name="L17">
      <style:text-properties officeooo:rsid="008313c7" officeooo:paragraph-rsid="008313c7"/>
    </style:style>
    <style:style style:name="P139" style:family="paragraph" style:parent-style-name="Text_20_body" style:list-style-name="L20">
      <style:text-properties officeooo:rsid="009eea3e" officeooo:paragraph-rsid="009dd2e6"/>
    </style:style>
    <style:style style:name="P140" style:family="paragraph" style:parent-style-name="Text_20_body" style:list-style-name="L20">
      <style:text-properties officeooo:rsid="009eea3e" officeooo:paragraph-rsid="009eea3e"/>
    </style:style>
    <style:style style:name="P141" style:family="paragraph" style:parent-style-name="Text_20_body" style:list-style-name="L20">
      <style:text-properties officeooo:rsid="009f9449" officeooo:paragraph-rsid="009f9449"/>
    </style:style>
    <style:style style:name="P142" style:family="paragraph" style:parent-style-name="Text_20_body" style:list-style-name="L20">
      <style:text-properties officeooo:rsid="00a25b10" officeooo:paragraph-rsid="00a25b10"/>
    </style:style>
    <style:style style:name="P143" style:family="paragraph" style:parent-style-name="Text_20_body" style:list-style-name="L21"/>
    <style:style style:name="P144" style:family="paragraph" style:parent-style-name="Text_20_body" style:list-style-name="L21">
      <style:text-properties officeooo:rsid="00c6b14c" officeooo:paragraph-rsid="00c6b14c"/>
    </style:style>
    <style:style style:name="P145" style:family="paragraph" style:parent-style-name="Text_20_body" style:list-style-name="L21">
      <style:text-properties officeooo:rsid="00c220f1" officeooo:paragraph-rsid="00c401fe"/>
    </style:style>
    <style:style style:name="P146" style:family="paragraph" style:parent-style-name="Text_20_body" style:list-style-name="L21">
      <style:text-properties officeooo:rsid="00c147ab" officeooo:paragraph-rsid="00c6b14c"/>
    </style:style>
    <style:style style:name="P147" style:family="paragraph" style:parent-style-name="Text_20_body" style:list-style-name="L22">
      <style:text-properties officeooo:rsid="00b01176" officeooo:paragraph-rsid="00b16658"/>
    </style:style>
    <style:style style:name="P148" style:family="paragraph" style:parent-style-name="Text_20_body" style:list-style-name="L22">
      <style:text-properties officeooo:rsid="00ae77e5" officeooo:paragraph-rsid="00ae77e5"/>
    </style:style>
    <style:style style:name="P149" style:family="paragraph" style:parent-style-name="Text_20_body" style:list-style-name="L22">
      <style:text-properties officeooo:rsid="00aebe58" officeooo:paragraph-rsid="00aebe58"/>
    </style:style>
    <style:style style:name="P150" style:family="paragraph" style:parent-style-name="Text_20_body">
      <style:text-properties fo:font-weight="bold" officeooo:rsid="007bbf94" officeooo:paragraph-rsid="007bbf94" style:font-weight-asian="bold" style:font-weight-complex="bold"/>
    </style:style>
    <style:style style:name="P151" style:family="paragraph" style:parent-style-name="Text_20_body">
      <style:text-properties fo:font-weight="bold" officeooo:rsid="00f441f5" officeooo:paragraph-rsid="00f441f5" style:font-weight-asian="bold" style:font-weight-complex="bold"/>
    </style:style>
    <style:style style:name="P152" style:family="paragraph" style:parent-style-name="Text_20_body">
      <style:text-properties officeooo:rsid="00f6ce49" officeooo:paragraph-rsid="00f7f925"/>
    </style:style>
    <style:style style:name="P153" style:family="paragraph" style:parent-style-name="Text_20_body" style:list-style-name="L24"/>
    <style:style style:name="P154" style:family="paragraph" style:parent-style-name="Text_20_body" style:list-style-name="L25">
      <style:text-properties officeooo:rsid="00f9c996" officeooo:paragraph-rsid="00f9c996"/>
    </style:style>
    <style:style style:name="P155" style:family="paragraph" style:parent-style-name="Text_20_body">
      <style:text-properties officeooo:rsid="00fb2586" officeooo:paragraph-rsid="00fb2586"/>
    </style:style>
    <style:style style:name="P156" style:family="paragraph" style:parent-style-name="Text_20_body">
      <style:text-properties officeooo:paragraph-rsid="00fccec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b3a75" style:font-weight-asian="bold" style:font-weight-complex="bold"/>
    </style:style>
    <style:style style:name="T3" style:family="text">
      <style:text-properties fo:font-weight="bold" officeooo:rsid="004181a1" style:font-weight-asian="bold" style:font-weight-complex="bold"/>
    </style:style>
    <style:style style:name="T4" style:family="text">
      <style:text-properties fo:font-weight="bold" officeooo:rsid="003d984b" style:font-weight-asian="bold" style:font-weight-complex="bold"/>
    </style:style>
    <style:style style:name="T5" style:family="text">
      <style:text-properties fo:font-weight="bold" officeooo:rsid="00459900" style:font-weight-asian="bold" style:font-weight-complex="bold"/>
    </style:style>
    <style:style style:name="T6" style:family="text">
      <style:text-properties fo:font-weight="bold" officeooo:rsid="0061304f" style:font-weight-asian="bold" style:font-weight-complex="bold"/>
    </style:style>
    <style:style style:name="T7" style:family="text">
      <style:text-properties fo:font-weight="bold" officeooo:rsid="006d7760" style:font-weight-asian="bold" style:font-weight-complex="bold"/>
    </style:style>
    <style:style style:name="T8" style:family="text">
      <style:text-properties fo:font-weight="bold" officeooo:rsid="00712135" style:font-weight-asian="bold" style:font-weight-complex="bold"/>
    </style:style>
    <style:style style:name="T9" style:family="text">
      <style:text-properties fo:font-weight="bold" officeooo:rsid="00743cf8" style:font-weight-asian="bold" style:font-weight-complex="bold"/>
    </style:style>
    <style:style style:name="T10" style:family="text">
      <style:text-properties fo:font-weight="bold" officeooo:rsid="0075e1d5" style:font-weight-asian="bold" style:font-weight-complex="bold"/>
    </style:style>
    <style:style style:name="T11" style:family="text">
      <style:text-properties fo:font-weight="bold" officeooo:rsid="0077f615" style:font-weight-asian="bold" style:font-weight-complex="bold"/>
    </style:style>
    <style:style style:name="T12" style:family="text">
      <style:text-properties fo:font-weight="bold" officeooo:rsid="00788d82" style:font-weight-asian="bold" style:font-weight-complex="bold"/>
    </style:style>
    <style:style style:name="T13" style:family="text">
      <style:text-properties fo:font-weight="bold" officeooo:rsid="007d71b5" style:font-weight-asian="bold" style:font-weight-complex="bold"/>
    </style:style>
    <style:style style:name="T14" style:family="text">
      <style:text-properties fo:font-weight="bold" officeooo:rsid="00877cf9" style:font-weight-asian="bold" style:font-weight-complex="bold"/>
    </style:style>
    <style:style style:name="T15" style:family="text">
      <style:text-properties fo:font-weight="bold" officeooo:rsid="00c9605d" style:font-weight-asian="bold" style:font-weight-complex="bold"/>
    </style:style>
    <style:style style:name="T16" style:family="text">
      <style:text-properties fo:font-weight="bold" officeooo:rsid="00ce63d4" style:font-weight-asian="bold" style:font-weight-complex="bold"/>
    </style:style>
    <style:style style:name="T17" style:family="text">
      <style:text-properties fo:font-weight="bold" officeooo:rsid="00ddcc84" style:font-weight-asian="bold" style:font-weight-complex="bold"/>
    </style:style>
    <style:style style:name="T18" style:family="text">
      <style:text-properties fo:font-weight="bold" officeooo:rsid="00ea7254" style:font-weight-asian="bold" style:font-weight-complex="bold"/>
    </style:style>
    <style:style style:name="T19" style:family="text">
      <style:text-properties fo:font-weight="bold" officeooo:rsid="00f11853" style:font-weight-asian="bold" style:font-weight-complex="bold"/>
    </style:style>
    <style:style style:name="T20" style:family="text">
      <style:text-properties fo:font-weight="bold" officeooo:rsid="00f00580" style:font-weight-asian="bold" style:font-weight-complex="bold"/>
    </style:style>
    <style:style style:name="T21" style:family="text">
      <style:text-properties fo:font-weight="bold" officeooo:rsid="00f6ce49" style:font-weight-asian="bold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3b3a75"/>
    </style:style>
    <style:style style:name="T24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Liberation Serif" fo:font-size="10pt" fo:font-weight="bold" officeooo:rsid="00a525a0" style:font-size-asian="10pt" style:font-weight-asian="bold" style:font-size-complex="10pt" style:font-weight-complex="bold"/>
    </style:style>
    <style:style style:name="T26" style:family="text">
      <style:text-properties style:font-name="Liberation Serif" fo:font-size="10pt" fo:font-weight="bold" officeooo:rsid="00a7f2fe" style:font-size-asian="10pt" style:font-weight-asian="bold" style:font-size-complex="10pt" style:font-weight-complex="bold"/>
    </style:style>
    <style:style style:name="T27" style:family="text">
      <style:text-properties style:font-name="Liberation Serif" fo:font-size="10pt" fo:font-weight="bold" officeooo:rsid="00a8c82b" style:font-size-asian="10pt" style:font-weight-asian="bold" style:font-size-complex="10pt" style:font-weight-complex="bold"/>
    </style:style>
    <style:style style:name="T28" style:family="text">
      <style:text-properties style:font-name="Liberation Serif" fo:font-size="10pt" fo:font-weight="bold" officeooo:rsid="00aa8082" style:font-size-asian="10pt" style:font-weight-asian="bold" style:font-size-complex="10pt" style:font-weight-complex="bold"/>
    </style:style>
    <style:style style:name="T29" style:family="text">
      <style:text-properties style:font-name="Liberation Serif" fo:font-size="10pt" fo:font-weight="bold" officeooo:rsid="00ac0327" style:font-size-asian="10pt" style:font-weight-asian="bold" style:font-size-complex="10pt" style:font-weight-complex="bold"/>
    </style:style>
    <style:style style:name="T30" style:family="text">
      <style:text-properties style:font-name="Liberation Serif" fo:font-weight="bold" style:font-weight-asian="bold" style:font-weight-complex="bold"/>
    </style:style>
    <style:style style:name="T31" style:family="text">
      <style:text-properties style:font-name="Liberation Serif" fo:font-weight="bold" officeooo:rsid="0077f615" style:font-weight-asian="bold" style:font-weight-complex="bold"/>
    </style:style>
    <style:style style:name="T32" style:family="text">
      <style:text-properties style:font-name="Liberation Serif" fo:font-weight="normal" officeooo:rsid="0072ed65" style:font-weight-asian="normal" style:font-weight-complex="normal"/>
    </style:style>
    <style:style style:name="T33" style:family="text">
      <style:text-properties style:font-name="Liberation Serif" fo:font-weight="normal" officeooo:rsid="0077f615" style:font-weight-asian="normal" style:font-weight-complex="normal"/>
    </style:style>
    <style:style style:name="T34" style:family="text">
      <style:text-properties officeooo:rsid="0061304f"/>
    </style:style>
    <style:style style:name="T35" style:family="text">
      <style:text-properties officeooo:rsid="00632231"/>
    </style:style>
    <style:style style:name="T36" style:family="text">
      <style:text-properties officeooo:rsid="0064d429"/>
    </style:style>
    <style:style style:name="T37" style:family="text">
      <style:text-properties officeooo:rsid="00664e7d"/>
    </style:style>
    <style:style style:name="T38" style:family="text">
      <style:text-properties officeooo:rsid="0069ee64"/>
    </style:style>
    <style:style style:name="T39" style:family="text">
      <style:text-properties officeooo:rsid="006aadd9"/>
    </style:style>
    <style:style style:name="T40" style:family="text">
      <style:text-properties officeooo:rsid="006c7ba9"/>
    </style:style>
    <style:style style:name="T41" style:family="text">
      <style:text-properties officeooo:rsid="006d7760"/>
    </style:style>
    <style:style style:name="T42" style:family="text">
      <style:text-properties officeooo:rsid="006f59a7"/>
    </style:style>
    <style:style style:name="T43" style:family="text">
      <style:text-properties officeooo:rsid="00712135"/>
    </style:style>
    <style:style style:name="T44" style:family="text">
      <style:text-properties officeooo:rsid="0072ed65"/>
    </style:style>
    <style:style style:name="T45" style:family="text">
      <style:text-properties officeooo:rsid="00734e63"/>
    </style:style>
    <style:style style:name="T46" style:family="text">
      <style:text-properties officeooo:rsid="00743cf8"/>
    </style:style>
    <style:style style:name="T47" style:family="text">
      <style:text-properties officeooo:rsid="0075e1d5"/>
    </style:style>
    <style:style style:name="T48" style:family="text">
      <style:text-properties officeooo:rsid="008418e7"/>
    </style:style>
    <style:style style:name="T49" style:family="text">
      <style:text-properties officeooo:rsid="00877cf9"/>
    </style:style>
    <style:style style:name="T50" style:family="text">
      <style:text-properties officeooo:rsid="0089ed78"/>
    </style:style>
    <style:style style:name="T51" style:family="text">
      <style:text-properties officeooo:rsid="008babe1"/>
    </style:style>
    <style:style style:name="T52" style:family="text">
      <style:text-properties officeooo:rsid="008ea33f"/>
    </style:style>
    <style:style style:name="T53" style:family="text">
      <style:text-properties officeooo:rsid="009dd2e6"/>
    </style:style>
    <style:style style:name="T54" style:family="text">
      <style:text-properties officeooo:rsid="009eea3e"/>
    </style:style>
    <style:style style:name="T55" style:family="text">
      <style:text-properties style:text-position="super 58%"/>
    </style:style>
    <style:style style:name="T56" style:family="text">
      <style:text-properties officeooo:rsid="00a45270"/>
    </style:style>
    <style:style style:name="T57" style:family="text">
      <style:text-properties officeooo:rsid="00a6fce5"/>
    </style:style>
    <style:style style:name="T58" style:family="text">
      <style:text-properties officeooo:rsid="00ad99b6"/>
    </style:style>
    <style:style style:name="T59" style:family="text">
      <style:text-properties officeooo:rsid="00b16658"/>
    </style:style>
    <style:style style:name="T60" style:family="text">
      <style:text-properties officeooo:rsid="00b40726"/>
    </style:style>
    <style:style style:name="T61" style:family="text">
      <style:text-properties officeooo:rsid="00b4c842"/>
    </style:style>
    <style:style style:name="T62" style:family="text">
      <style:text-properties officeooo:rsid="00bc10b5"/>
    </style:style>
    <style:style style:name="T63" style:family="text">
      <style:text-properties officeooo:rsid="00bed992"/>
    </style:style>
    <style:style style:name="T64" style:family="text">
      <style:text-properties officeooo:rsid="00bf4ce2"/>
    </style:style>
    <style:style style:name="T65" style:family="text">
      <style:text-properties officeooo:rsid="00c401fe"/>
    </style:style>
    <style:style style:name="T66" style:family="text">
      <style:text-properties officeooo:rsid="00c6b14c"/>
    </style:style>
    <style:style style:name="T67" style:family="text">
      <style:text-properties officeooo:rsid="00c739e3"/>
    </style:style>
    <style:style style:name="T68" style:family="text">
      <style:text-properties officeooo:rsid="00c8364d"/>
    </style:style>
    <style:style style:name="T69" style:family="text">
      <style:text-properties fo:font-style="italic" officeooo:rsid="00c8364d" style:font-style-asian="italic" style:font-style-complex="italic"/>
    </style:style>
    <style:style style:name="T70" style:family="text">
      <style:text-properties fo:font-style="italic" officeooo:rsid="00c9605d" style:font-style-asian="italic" style:font-style-complex="italic"/>
    </style:style>
    <style:style style:name="T71" style:family="text">
      <style:text-properties fo:font-style="italic" officeooo:rsid="00e66ca1" style:font-style-asian="italic" style:font-style-complex="italic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d594fb" style:font-weight-asian="normal" style:font-weight-complex="normal"/>
    </style:style>
    <style:style style:name="T74" style:family="text">
      <style:text-properties fo:font-weight="normal" officeooo:rsid="00d6f8cd" style:font-weight-asian="normal" style:font-weight-complex="normal"/>
    </style:style>
    <style:style style:name="T75" style:family="text">
      <style:text-properties fo:font-weight="normal" officeooo:rsid="00f11853" style:font-weight-asian="normal" style:font-weight-complex="normal"/>
    </style:style>
    <style:style style:name="T76" style:family="text">
      <style:text-properties officeooo:rsid="00cea765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fo:font-size="12pt" fo:font-weight="normal" officeooo:rsid="00cea765" style:font-size-asian="12pt" style:font-weight-asian="normal" style:font-size-complex="12pt" style:font-weight-complex="normal"/>
    </style:style>
    <style:style style:name="T79" style:family="text">
      <style:text-properties fo:font-size="12pt" fo:font-weight="normal" officeooo:rsid="00cf5ef8" style:font-size-asian="12pt" style:font-weight-asian="normal" style:font-size-complex="12pt" style:font-weight-complex="normal"/>
    </style:style>
    <style:style style:name="T80" style:family="text">
      <style:text-properties fo:font-size="12pt" fo:font-weight="normal" officeooo:rsid="00d10eb1" style:font-size-asian="12pt" style:font-weight-asian="normal" style:font-size-complex="12pt" style:font-weight-complex="normal"/>
    </style:style>
    <style:style style:name="T81" style:family="text">
      <style:text-properties officeooo:rsid="00d18560"/>
    </style:style>
    <style:style style:name="T82" style:family="text">
      <style:text-properties officeooo:rsid="00dae65f"/>
    </style:style>
    <style:style style:name="T83" style:family="text">
      <style:text-properties officeooo:rsid="00db06f0"/>
    </style:style>
    <style:style style:name="T84" style:family="text">
      <style:text-properties officeooo:rsid="00dbd8b9"/>
    </style:style>
    <style:style style:name="T85" style:family="text">
      <style:text-properties officeooo:rsid="00dbeb5a"/>
    </style:style>
    <style:style style:name="T86" style:family="text">
      <style:text-properties officeooo:rsid="00ddcc84"/>
    </style:style>
    <style:style style:name="T87" style:family="text">
      <style:text-properties officeooo:rsid="00e0d260"/>
    </style:style>
    <style:style style:name="T88" style:family="text">
      <style:text-properties officeooo:rsid="00e185e0"/>
    </style:style>
    <style:style style:name="T89" style:family="text">
      <style:text-properties officeooo:rsid="00e1dd81"/>
    </style:style>
    <style:style style:name="T90" style:family="text">
      <style:text-properties officeooo:rsid="00e2f0de"/>
    </style:style>
    <style:style style:name="T91" style:family="text">
      <style:text-properties officeooo:rsid="00ea7254"/>
    </style:style>
    <style:style style:name="T92" style:family="text">
      <style:text-properties officeooo:rsid="00ec61f8"/>
    </style:style>
    <style:style style:name="T93" style:family="text">
      <style:text-properties officeooo:rsid="00eca1c6"/>
    </style:style>
    <style:style style:name="T94" style:family="text">
      <style:text-properties officeooo:rsid="00ed7148"/>
    </style:style>
    <style:style style:name="T95" style:family="text">
      <style:text-properties officeooo:rsid="00eed06d"/>
    </style:style>
    <style:style style:name="T96" style:family="text">
      <style:text-properties officeooo:rsid="00f00580"/>
    </style:style>
    <style:style style:name="T97" style:family="text">
      <style:text-properties officeooo:rsid="00f53920"/>
    </style:style>
    <style:style style:name="T98" style:family="text">
      <style:text-properties officeooo:rsid="00f9c996"/>
    </style:style>
    <style:style style:name="T99" style:family="text">
      <style:text-properties officeooo:rsid="00fb2586"/>
    </style:style>
    <style:style style:name="T100" style:family="text">
      <style:text-properties officeooo:rsid="00fcce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NodeJS servers</text:p>
      <text:p text:style-name="Text_20_body">Express, Forever, Nodemon</text:p>
      <text:h text:style-name="P78" text:outline-level="1">Definitions</text:h>
      <text:p text:style-name="P10"><text:span text:style-name="T1">"</text:span><text:span text:style-name="T6">S</text:span><text:span text:style-name="T1">pinning" application</text:span>: <text:span text:style-name="T34">an application that </text:span>keeps failing/crashing shortly after a restart</text:p>
      <text:h text:style-name="Heading_20_1" text:outline-level="1">Forever</text:h>
      <text:h text:style-name="Heading_20_2" text:outline-level="2">Anti-spin <text:span text:style-name="T35">options</text:span></text:h>
      <text:p text:style-name="Text_20_body"><text:span text:style-name="Source_20_Text"><text:span text:style-name="T30">--minUptime</text:span></text:span><text:span text:style-name="Source_20_Text">: </text:span>minimum amount of time that an application is expected to run. If it crashes before that limit, it's considered to be "<text:span text:style-name="Emphasis">spinning</text:span>"</text:p>
      <text:p text:style-name="Text_20_body"><text:span text:style-name="Source_20_Text"><text:span text:style-name="T30">--spinSleepTime</text:span></text:span><text:span text:style-name="Source_20_Text">: </text:span>sets an amount of time that <text:span text:style-name="Source_20_Text">forever</text:span> will wait before trying to restart a "<text:span text:style-name="Emphasis">spinning</text:span>" application again</text:p>
      <text:p text:style-name="P14">Together they're meant to prevent an app from being rapidly restarted only to crash each time</text:p>
      <text:h text:style-name="Heading_20_2" text:outline-level="2">forever config</text:h>
      <text:p text:style-name="P11">uid</text:p>
      <text:h text:style-name="P79" text:outline-level="1">dotenv</text:h>
      <text:p text:style-name="P17">- <text:span text:style-name="T44">store environment variables in a file called “.env”</text:span></text:p>
      <text:p text:style-name="P18">- <text:s/><text:span text:style-name="T45">require dotenv as the very first action in your app</text:span></text:p>
      <text:p text:style-name="P35"><text:span text:style-name="Source_20_Text"><text:span text:style-name="T1">require('dotenv').load();</text:span></text:span></text:p>
      <text:p text:style-name="P18"><text:tab/>- ...<text:span text:style-name="T45">will load a .env file in project root.</text:span></text:p>
      <text:p text:style-name="P34"><text:span text:style-name="Source_20_Text"><text:span text:style-name="T1">require('dotenv').config({path: '/custom/path/to/your/env/vars'});</text:span></text:span></text:p>
      <text:p text:style-name="P18"><text:tab/>- ...<text:span text:style-name="T45">will load a .env file at the given location (just like load does – load isn't needed if you call config)</text:span></text:p>
      <text:h text:style-name="P64" text:outline-level="2"><text:span text:style-name="Source_20_Text"><text:span text:style-name="T9">Example environment variables in “.env” file</text:span></text:span></text:h>
      <text:p text:style-name="P36"><text:span text:style-name="Source_20_Text"><text:span text:style-name="T46">DEBUG=express-test-3 </text:span></text:span></text:p>
      <text:p text:style-name="P36"><text:span text:style-name="Source_20_Text">DB_HOST=localhost</text:span></text:p>
      <text:p text:style-name="P36"><text:span text:style-name="Source_20_Text">DB_USER=root</text:span></text:p>
      <text:p text:style-name="P30"><text:span text:style-name="Source_20_Text">DB_PASS=s1mpl3</text:span></text:p>
      <text:h text:style-name="Heading_20_2" text:outline-level="2"><text:span text:style-name="Source_20_Text"><text:span text:style-name="T10">Access stored environment variables later</text:span></text:span></text:h>
      <text:p text:style-name="P32"><text:span text:style-name="Source_20_Text"><text:span text:style-name="T1"><text:tab/>process.env.STORED_VAR_NAME</text:span></text:span></text:p>
      <text:p text:style-name="P33">-- <text:span text:style-name="T47">for example:</text:span></text:p>
      <text:p text:style-name="P31"><text:span text:style-name="Source_20_Text"><text:span text:style-name="T10"><text:tab/>process.env.DB_HOST</text:span></text:span></text:p>
      <text:h text:style-name="P93" text:outline-level="1"><text:span text:style-name="Source_20_Text"><text:span text:style-name="T11">rootpath</text:span></text:span><text:span text:style-name="Source_20_Text"><text:span text:style-name="T12">3</text:span></text:span></text:h>
      <text:p text:style-name="Text_20_body"><text:span text:style-name="Source_20_Text"><text:span text:style-name="T32"><text:s text:c="5"/><text:tab/><text:tab/></text:span></text:span><text:span text:style-name="Source_20_Text"><text:span text:style-name="T33">make all require calls for app modules (non-libraries i.e. non-node_modules) relative to project root.</text:span></text:span></text:p>
      <text:p text:style-name="Text_20_body"><text:span text:style-name="Source_20_Text"><text:span text:style-name="T31"><text:tab/>require('rootpath')();</text:span></text:span></text:p>
      <text:p text:style-name="P19"><text:span text:style-name="Source_20_Text"><text:span text:style-name="T33"><text:tab/><text:tab/>-- at the top of your app, and you're done. This:</text:span></text:span></text:p>
      <text:p text:style-name="P19"><text:span text:style-name="Source_20_Text"><text:span text:style-name="T33"><text:tab/><text:tab/><text:tab/><text:tab/></text:span></text:span><text:span text:style-name="Source_20_Text"><text:span text:style-name="T31">var myUtils = require('../../utils/myUtils');</text:span></text:span></text:p>
      <text:p text:style-name="P19"><text:soft-page-break/><text:span text:style-name="Source_20_Text"><text:span text:style-name="T31"><text:tab/><text:tab/><text:tab/><text:tab/></text:span></text:span><text:span text:style-name="Source_20_Text"><text:span text:style-name="T33"><text:tab/>...can now be called like this:</text:span></text:span></text:p>
      <text:p text:style-name="P19"><text:span text:style-name="Source_20_Text"><text:span text:style-name="T33"><text:tab/><text:tab/><text:tab/><text:tab/></text:span></text:span><text:span text:style-name="Source_20_Text"><text:span text:style-name="T31">var myUtils = require('utils/myUtils');</text:span></text:span></text:p>
      <text:h text:style-name="P80" text:outline-level="1">nconf</text:h>
      <text:p text:style-name="P28">Node http requests</text:p>
      <text:h text:style-name="P65" text:outline-level="2">General lifecycle <text:span text:style-name="T51">(request-response cycle)</text:span></text:h>
      <text:list xml:id="list1857275593059373882" text:style-name="L1">
        <text:list-item>
          <text:p text:style-name="P110">Request received</text:p>
        </text:list-item>
        <text:list-item>
          <text:p text:style-name="P110">req and res created</text:p>
        </text:list-item>
      </text:list>
      <text:list xml:id="list8183685902817377728" text:style-name="L2">
        <text:list-item>
          <text:list>
            <text:list-item>
              <text:p text:style-name="P111"><text:span text:style-name="T14">req (request)</text:span><text:span text:style-name="T49">: instance of http.IncomingMessage class</text:span></text:p>
            </text:list-item>
            <text:list-item>
              <text:p text:style-name="P112"><text:span text:style-name="T1">res / resp (response)</text:span>: <text:span text:style-name="T48">instance of http.ServerResponse class</text:span></text:p>
            </text:list-item>
            <text:list-item>
              <text:p text:style-name="P113">Purpose: live as long as the http request does</text:p>
            </text:list-item>
          </text:list>
        </text:list-item>
      </text:list>
      <text:list xml:id="list24613164622103" text:continue-list="list1857275593059373882" text:style-name="L1">
        <text:list-item>
          <text:p text:style-name="P110">handling of request occurs </text:p>
          <text:list>
            <text:list-item>
              <text:p text:style-name="P110">data is taken from the req object (data sent form the client)</text:p>
            </text:list-item>
            <text:list-item>
              <text:p text:style-name="P110">server performs actions in reaction to the data on the request object (e.g. manipulation of the data, selection of other data to use, saving of data in a database, etc.)</text:p>
            </text:list-item>
          </text:list>
        </text:list-item>
        <text:list-item>
          <text:p text:style-name="P110">method on res is invoked that sends an http response back to the client</text:p>
        </text:list-item>
        <text:list-item>
          <text:p text:style-name="P110">objects released from usage – they're no longer needed at this point <text:span text:style-name="T50">[[don't worry about this]]</text:span></text:p>
        </text:list-item>
      </text:list>
      <text:list xml:id="list7395006286105216404" text:style-name="L3">
        <text:list-item>
          <text:list>
            <text:list-item>
              <text:p text:style-name="P118">garbage collector deallocates them</text:p>
            </text:list-item>
          </text:list>
        </text:list-item>
      </text:list>
      <text:h text:style-name="P66" text:outline-level="2">Note</text:h>
      <text:p text:style-name="P26">Don't save every http request – you're just begging for trouble</text:p>
      <text:p text:style-name="Title">Express</text:p>
      <text:h text:style-name="P81" text:outline-level="1">Express:: Constructing the app</text:h>
      <text:list xml:id="list2620141682806925437" text:style-name="L4">
        <text:list-item>
          <text:p text:style-name="P109"><text:span text:style-name="T76">Require </text:span>and <text:span text:style-name="T76">execute the express module to construct the app:</text:span></text:p>
        </text:list-item>
      </text:list>
      <text:p text:style-name="P55">var express = require('express'); </text:p>
      <text:p text:style-name="P55">var app = express(); </text:p>
      <text:p text:style-name="P53"/>
      <text:list xml:id="list3816654394769797303" text:style-name="L5">
        <text:list-item>
          <text:p text:style-name="P114"><text:span text:style-name="T77">A few basic routes are needed for the app to do anything, along with the behaviour of the server upon being sent a request at that route:</text:span><text:span text:style-name="T16"> </text:span></text:p>
        </text:list-item>
      </text:list>
      <text:p text:style-name="P55">app.get('/', function(req, res){ </text:p>
      <text:p text:style-name="P55"><text:s text:c="4"/>res.send("Hello World!"); </text:p>
      <text:p text:style-name="P55">}); </text:p>
      <text:p text:style-name="P53"/>
      <text:list xml:id="list2731610530570223172" text:style-name="L6">
        <text:list-item>
          <text:p text:style-name="P119"><text:span text:style-name="T78">The server can then be launched, </text:span><text:span text:style-name="T79">and is now accessible </text:span><text:span text:style-name="T80">at http://localhost:3000 </text:span><text:span text:style-name="T78">:</text:span><text:span text:style-name="T16"> </text:span></text:p>
        </text:list-item>
      </text:list>
      <text:p text:style-name="P55">var server = app.listen(3000, function(){ </text:p>
      <text:p text:style-name="P55"><text:tab/>console.log("msg shown on terminal when server starts listening on port 3000"); </text:p>
      <text:p text:style-name="P55">});</text:p>
      <text:h text:style-name="Heading_20_1" text:outline-level="1"><text:soft-page-break/><text:span text:style-name="T84">Express: R</text:span>edirection</text:h>
      <text:p text:style-name="P59">router.route('/login').get(function(req, res){ </text:p>
      <text:p text:style-name="P59"><text:s text:c="5"/><text:tab/><text:span text:style-name="T82">r</text:span>es.writeHead(302, { 'Location': '<text:span text:style-name="T83">/some-other-route</text:span>' }); </text:p>
      <text:p text:style-name="P59"><text:tab/><text:tab/>res.end(); </text:p>
      <text:p text:style-name="P59">}); </text:p>
      <text:h text:style-name="P82" text:outline-level="1">Express: app.use vs. app.<text:span text:style-name="T95">get / app.post</text:span></text:h>
      <text:list xml:id="list5626290245119334286" text:style-name="L7">
        <text:list-item>
          <text:p text:style-name="P120"><text:span text:style-name="T1">app.use</text:span><text:span text:style-name="T20">(fn)</text:span> <text:tab/><text:tab/><text:tab/><text:tab/>=<text:tab/>run <text:span text:style-name="T96">fn</text:span> on ALL requests</text:p>
        </text:list-item>
        <text:list-item>
          <text:p text:style-name="P121"><text:span text:style-name="T1">app.get</text:span><text:span text:style-name="T20">(fn)</text:span><text:span text:style-name="T96"> <text:tab/><text:tab/><text:tab/><text:tab/></text:span>= <text:tab/>run <text:span text:style-name="T96">fn </text:span>on a GET request for the given <text:span text:style-name="T96">route</text:span></text:p>
        </text:list-item>
        <text:list-item>
          <text:p text:style-name="P122"><text:span text:style-name="T1">app.get(“aString”)</text:span><text:tab/>=<text:tab/>return value of “aString” app setting, if “aString” is in the app settings table.</text:p>
        </text:list-item>
        <text:list-item>
          <text:p text:style-name="P120"><text:span text:style-name="T1">app.get</text:span><text:span text:style-name="T20">('/route'', fn)</text:span><text:span text:style-name="T96"> <text:tab/></text:span>= <text:tab/>run <text:span text:style-name="T96">fn </text:span>on a GET request for the given <text:span text:style-name="T96">route</text:span></text:p>
        </text:list-item>
      </text:list>
      <text:h text:style-name="P83" text:outline-level="1">Express: App settings table</text:h>
      <text:list xml:id="list7037669545452363986" text:style-name="L8">
        <text:list-item>
          <text:p text:style-name="P123"><text:span text:style-name="T72">Key value pairs attached to the app. Set with </text:span><text:span text:style-name="T1">app.set(“key”, “value”)</text:span><text:span text:style-name="T72">, get with </text:span><text:span text:style-name="T1">app.get(“key”)</text:span><text:span text:style-name="T72">. E.g.:</text:span></text:p>
        </text:list-item>
      </text:list>
      <text:p text:style-name="P60"><text:span text:style-name="T19">app.get('title');<text:tab/><text:tab/><text:tab/><text:tab/></text:span><text:span text:style-name="T75">// =&gt; undefined </text:span></text:p>
      <text:p text:style-name="P57"/>
      <text:p text:style-name="P57">app.set('title', 'My Site'); </text:p>
      <text:p text:style-name="P57">app.get('title'); <text:tab/><text:tab/><text:tab/><text:tab/><text:span text:style-name="T72">// =&gt; "My Site"</text:span></text:p>
      <text:h text:style-name="P84" text:outline-level="1"><text:span text:style-name="T38">Express:: </text:span>Routing</text:h>
      <text:h text:style-name="P67" text:outline-level="2"><text:span text:style-name="T38">Express:: </text:span>Routing::: Best way</text:h>
      <text:p text:style-name="P56">var router = express.Router(); </text:p>
      <text:p text:style-name="P58"/>
      <text:p text:style-name="P56">router.route('/') </text:p>
      <text:p text:style-name="P56"><text:s text:c="4"/>.get(function(req, res){ </text:p>
      <text:p text:style-name="P56"><text:s text:c="8"/>res.send("Hello World!"); </text:p>
      <text:p text:style-name="P56"><text:s text:c="4"/>}) </text:p>
      <text:p text:style-name="P56"><text:s text:c="4"/>.post(function(req, res){ </text:p>
      <text:p text:style-name="P56"><text:s text:c="8"/>res.send("Hello World! Pingback from a POST!\n"); </text:p>
      <text:p text:style-name="P56"><text:s text:c="4"/>}); </text:p>
      <text:p text:style-name="P58"/>
      <text:p text:style-name="P56">app.use(router); <text:tab/><text:span text:style-name="T72">//</text:span><text:span text:style-name="T74">Informs </text:span><text:span text:style-name="T73">app we're using this route</text:span></text:p>
      <text:h text:style-name="P68" text:outline-level="2">Express:: Routing::: General route definition structure:</text:h>
      <text:p text:style-name="P3"><text:tab/><text:span text:style-name="T36">app.METHOD(PATH, HANDLER)</text:span></text:p>
      <text:p text:style-name="Text_20_body"><text:tab/><text:tab/>...<text:span text:style-name="T37">usually...</text:span></text:p>
      <text:p text:style-name="P3"><text:tab/><text:span text:style-name="T36">app.METHOD(PATH, function(req, res) { <text:s text:c="2"/>/* code here */ <text:s/>});</text:span></text:p>
      <text:p text:style-name="Text_20_body"><text:tab/><text:tab/>...<text:span text:style-name="T37">e.g....</text:span></text:p>
      <text:p text:style-name="P3"><text:tab/><text:span text:style-name="T36">app.get('/', function(req, res) {</text:span></text:p>
      <text:p text:style-name="P3"><text:tab/><text:tab/><text:span text:style-name="T37">res.send('Hello world!');</text:span></text:p>
      <text:p text:style-name="P5"><text:tab/>});</text:p>
      <text:h text:style-name="P67" text:outline-level="2"><text:soft-page-break/><text:span text:style-name="T38">Express:: Routing::: Routing </text:span>methods <text:span text:style-name="T39">(app methods)</text:span></text:h>
      <text:p text:style-name="P6"><text:tab/>app.get; <text:tab/><text:tab/>app.post; <text:tab/>app.put; <text:tab/>app.delete;<text:tab/><text:span text:style-name="T81">app.all</text:span></text:p>
      <text:list xml:id="list2285916796266954342" text:style-name="L9">
        <text:list-item>
          <text:p text:style-name="P115">each method is an http request type</text:p>
        </text:list-item>
      </text:list>
      <text:h text:style-name="P94" text:outline-level="3">Chaining <text:span text:style-name="T42">routing methods</text:span></text:h>
      <text:p text:style-name="P15"><text:tab/>Define mutiple actions for a single route, based on different request types sent to same location. E.g.</text:p>
      <text:p text:style-name="P13"><text:span text:style-name="T1"><text:tab/><text:tab/></text:span><text:span text:style-name="T7">app.get('/login', function(req, res){</text:span></text:p>
      <text:p text:style-name="P4"><text:tab/><text:tab/><text:tab/>//<text:span text:style-name="T41">do things with req and res</text:span></text:p>
      <text:p text:style-name="P4"><text:tab/><text:tab/><text:span text:style-name="T41">})</text:span></text:p>
      <text:p text:style-name="P4"><text:tab/><text:tab/>.<text:span text:style-name="T41">post('/login', function(req, res){ </text:span></text:p>
      <text:p text:style-name="P3"><text:tab/><text:tab/><text:tab/>//<text:span text:style-name="T41">do different things with req &amp; res</text:span></text:p>
      <text:p text:style-name="P3"><text:tab/><text:tab/><text:span text:style-name="T41">})</text:span></text:p>
      <text:p text:style-name="P3"/>
      <text:p text:style-name="P2"><text:span text:style-name="T3">db.</text:span><text:span text:style-name="T5">collection</text:span><text:span text:style-name="T3">name.save({data object})</text:span></text:p>
      <text:p text:style-name="P1"><text:tab/>-- working generic example:</text:p>
      <text:p text:style-name="P12"><text:span text:style-name="T4"><text:tab/><text:tab/></text:span><text:span text:style-name="T3">db.</text:span><text:span text:style-name="T5">collection</text:span><text:span text:style-name="T3">name.save({key1:”value1”,key2:”value2”,keyn:”value-n”,etc:”etc”})</text:span></text:p>
      <text:h text:style-name="P69" text:outline-level="2">Express: <text:span text:style-name="T85">routing: “req” and “res” objects passed to app.get/post callback</text:span></text:h>
      <text:h text:style-name="P96" text:outline-level="3">req.<text:span text:style-name="T85">on(EVENT, callback)</text:span></text:h>
      <text:list xml:id="list1095353375320023771" text:style-name="L10">
        <text:list-item>
          <text:p text:style-name="P124">Register actions to occur upon certain events</text:p>
        </text:list-item>
        <text:list-item>
          <text:p text:style-name="P125">EVENTs:</text:p>
          <text:list>
            <text:list-item>
              <text:p text:style-name="P125"><text:span text:style-name="T1">“data”</text:span><text:tab/>-<text:tab/>req.on('data', function(chunk) { <text:s/>/* DO THINGS WITH THE DATA HERE */ });</text:p>
            </text:list-item>
            <text:list-item>
              <text:p text:style-name="P126"><text:span text:style-name="T1">“</text:span><text:span text:style-name="T17">end</text:span><text:span text:style-name="T1">”</text:span><text:tab/><text:tab/>-<text:tab/>req.on('<text:span text:style-name="T86">end</text:span>', function() { <text:s/>/* DO <text:span text:style-name="T86">THE LAST ITEMS THIS CONNECTION NEEDS </text:span>*/ });</text:p>
            </text:list-item>
          </text:list>
        </text:list-item>
      </text:list>
      <text:h text:style-name="P96" text:outline-level="3">re<text:span text:style-name="T85">s.writeHead(PORT, CONFIGOBJ)</text:span></text:h>
      <text:list xml:id="list24612233303022" text:continue-numbering="true" text:style-name="L10">
        <text:list-item>
          <text:p text:style-name="P128">PORTs:</text:p>
          <text:list>
            <text:list-item>
              <text:p text:style-name="P128">302 <text:tab/>-<text:tab/>redirect; with this, CONFIGOBJ must be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7">{ “Location”: '/routeToRedirectToHere' }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res.<text:span text:style-name="T87">end()</text:span></text:h>
      <text:list xml:id="list1353958947768328872" text:style-name="L11">
        <text:list-item>
          <text:p text:style-name="P129">Terminate the connection. Launches the 'end' event first, if one was registered</text:p>
        </text:list-item>
      </text:list>
      <text:h text:style-name="P97" text:outline-level="3">res.send(“<text:span text:style-name="T88">SOME DATA STRING</text:span>”)</text:h>
      <text:list xml:id="list4389581375438544514" text:style-name="L12">
        <text:list-item>
          <text:p text:style-name="P130">any string passed via res.send gets emitted to the client, &amp; rendered in the browser (unless it's a request done through curl). Nothing sent after this point reaches the client – this effectively terminates the communication.</text:p>
        </text:list-item>
      </text:list>
      <text:h text:style-name="Heading_20_3" text:outline-level="3">res.render('<text:span text:style-name="T89">path</text:span>/<text:span text:style-name="T89">to/some/template/file</text:span>.dust');</text:h>
      <text:list xml:id="list5180775923608139653" text:style-name="L13">
        <text:list-item>
          <text:p text:style-name="P131">Renders the template file pointed to by the path. Note that a template engine must have previously been registered for this to work.</text:p>
        </text:list-item>
      </text:list>
      <text:h text:style-name="P70" text:outline-level="2">Express: Routing: route handlers</text:h>
      <text:h text:style-name="P98" text:outline-level="3">app.get(<text:span text:style-name="T90">'/some/route'[, <text:s/>handlerFn_1][, ... ][, handlerFn_</text:span><text:span text:style-name="T71">n</text:span><text:span text:style-name="T90">], <text:s/>finalHandlerFn);</text:span></text:h>
      <text:list xml:id="list7227519605106618713" text:style-name="L14">
        <text:list-item>
          <text:p text:style-name="P132">Each handlerFn in the middle receives”</text:p>
          <text:list>
            <text:list-item>
              <text:p text:style-name="P132"><text:span text:style-name="T1">req</text:span>: the request object</text:p>
            </text:list-item>
            <text:list-item>
              <text:p text:style-name="P132"><text:span text:style-name="T1">res</text:span>: the response object</text:p>
            </text:list-item>
            <text:list-item>
              <text:p text:style-name="P132"><text:soft-page-break/><text:span text:style-name="T1">next</text:span>: the next function in the chain of handlers. <text:span text:style-name="T91">It must be called to continue the chain: </text:span><text:span text:style-name="T18">next();</text:span></text:p>
            </text:list-item>
          </text:list>
        </text:list-item>
        <text:list-item>
          <text:p text:style-name="P132">finalHandlerFn receives only <text:span text:style-name="T1">req </text:span><text:span text:style-name="T72">and </text:span><text:span text:style-name="T1">res</text:span></text:p>
        </text:list-item>
        <text:list-item>
          <text:p text:style-name="P132">Any number of handler functions can be declared in between</text:p>
        </text:list-item>
        <text:list-item>
          <text:p text:style-name="P116">Example:</text:p>
        </text:list-item>
      </text:list>
      <text:p text:style-name="P61">router.route('/dashboard') </text:p>
      <text:p text:style-name="P61"><text:tab/>.get(function(req, res){ </text:p>
      <text:p text:style-name="P61"><text:tab/><text:tab/>res.render('dashboard/index.dust'); </text:p>
      <text:p text:style-name="P61"><text:tab/>}) </text:p>
      <text:p text:style-name="P61"><text:tab/>.post(function(req, res, next){ </text:p>
      <text:p text:style-name="P63"><text:tab/><text:tab/>res.send("Hello World! Pingback from a POST at /dashboard!\n"); </text:p>
      <text:p text:style-name="P61"><text:tab/><text:tab/>next(); </text:p>
      <text:p text:style-name="P61"><text:tab/>}, function(req, res, next){ </text:p>
      <text:p text:style-name="P61"><text:tab/><text:tab/>console.log("in second route handler!"); </text:p>
      <text:p text:style-name="P62"><text:tab/><text:tab/>next(); </text:p>
      <text:p text:style-name="P52"><text:tab/><text:tab/><text:tab/><text:tab/><text:tab/><text:tab/>}, function(req, res){ </text:p>
      <text:p text:style-name="P47"><text:tab/><text:tab/><text:tab/><text:tab/><text:tab/><text:tab/><text:tab/>console.log("reaches fourth route handler?"); </text:p>
      <text:p text:style-name="P47"><text:tab/><text:tab/><text:tab/><text:tab/><text:tab/><text:tab/>}); </text:p>
      <text:p text:style-name="P47"/>
      <text:h text:style-name="P100" text:outline-level="3">app.<text:span text:style-name="T92">use</text:span>(<text:span text:style-name="T90">'/some/route'[, <text:s/>handlerFn_1][, ... ][, handlerFn_</text:span><text:span text:style-name="T71">n</text:span><text:span text:style-name="T90">], <text:s/>finalHandlerFn);</text:span></text:h>
      <text:h text:style-name="P85" text:outline-level="1">Express: middlewares</text:h>
      <text:h text:style-name="Heading_20_2" text:outline-level="2">Definition: middleware</text:h>
      <text:list xml:id="list7082992060479648012" text:style-name="L15">
        <text:list-item>
          <text:p text:style-name="P133">function with access to the request object (req), the response object (res, or resp) and the next middleware in the app's request-response cycle, usually denoted by a variable named “next.”</text:p>
        </text:list-item>
      </text:list>
      <text:h text:style-name="P99" text:outline-level="3">Capabilities of middleware</text:h>
      <text:list xml:id="list36210505816134097" text:style-name="L16">
        <text:list-item>
          <text:p text:style-name="P134">Middlewares can:</text:p>
          <text:list>
            <text:list-item>
              <text:p text:style-name="P134">execute any code</text:p>
            </text:list-item>
            <text:list-item>
              <text:p text:style-name="P134">make changes to the request and the response objects</text:p>
            </text:list-item>
            <text:list-item>
              <text:p text:style-name="P134">end the request-response cycle<text:tab/><text:tab/><text:span text:style-name="T52">OR</text:span></text:p>
            </text:list-item>
            <text:list-item>
              <text:p text:style-name="P134">call the next middleware in the stack</text:p>
            </text:list-item>
          </text:list>
        </text:list-item>
      </text:list>
      <text:list xml:id="list4223659406642689116" text:style-name="L17">
        <text:list-item>
          <text:p text:style-name="P135">Note that if a given middleware does not the end the request-response cycle, it must call next() to pass control to the next middleware, otherwise the request will be left hanging.</text:p>
        </text:list-item>
      </text:list>
      <text:h text:style-name="Heading_20_2" text:outline-level="2">Types of middleware</text:h>
      <text:h text:style-name="Heading_20_3" text:outline-level="3">1) Application-level middleware</text:h>
      <text:list xml:id="list4479151034153128902" text:style-name="L18">
        <text:list-item>
          <text:p text:style-name="P136">Bound to an instance of express, via app.use() or app.SOMEVERB()</text:p>
        </text:list-item>
        <text:list-item>
          <text:p text:style-name="P137">Example:</text:p>
        </text:list-item>
      </text:list>
      <text:h text:style-name="Heading_20_2" text:outline-level="2">Request-response cycle</text:h>
      <text:list xml:id="list24611546432006" text:continue-list="list4223659406642689116" text:style-name="L17">
        <text:list-item>
          <text:p text:style-name="P138"/>
        </text:list-item>
      </text:list>
      <text:p text:style-name="P23">Types of middleware</text:p>
      <text:h text:style-name="P71" text:outline-level="2">Mount middleware</text:h>
      <text:p text:style-name="P20"><text:tab/><text:span text:style-name="T1">app.use(function(req, resp, next) {</text:span></text:p>
      <text:p text:style-name="P8"><text:tab/><text:tab/>// some code run for every request and response to the app</text:p>
      <text:p text:style-name="P8"><text:soft-page-break/><text:tab/><text:tab/>next():</text:p>
      <text:p text:style-name="P151"><text:tab/>}<text:span text:style-name="T97">);</text:span></text:p>
      <text:h text:style-name="Heading_20_2" text:outline-level="2"><text:span text:style-name="T93">Writing</text:span> middleware</text:h>
      <text:list xml:id="list1942925760885863423" text:style-name="L19">
        <text:list-item>
          <text:p text:style-name="P117">A super-basic middleware that does nothing but report the current <text:span text:style-name="T94">date:</text:span></text:p>
        </text:list-item>
      </text:list>
      <text:p text:style-name="P54">function logger(req,res,next){ </text:p>
      <text:p text:style-name="P54"><text:tab/>console.log(new Date(), req.method, req.url); </text:p>
      <text:p text:style-name="P54"><text:tab/>next(); </text:p>
      <text:p text:style-name="P54">} </text:p>
      <text:h text:style-name="P88" text:outline-level="1"><text:span text:style-name="T40">Express: serving s</text:span>tatic files</text:h>
      <text:h text:style-name="Heading_20_2" text:outline-level="2">Serve a folder and all contents - recursively</text:h>
      <text:p text:style-name="Text_20_body"><text:tab/><text:span text:style-name="T1">app.use(express.static('path/to/directory/</text:span><text:span text:style-name="T8">public</text:span><text:span text:style-name="T1">'));</text:span></text:p>
      <text:p text:style-name="P16"><text:tab/><text:tab/>- Result: <text:span text:style-name="T43">everything in “public” folder will be accessible directly from host. E.g.</text:span></text:p>
      <text:p text:style-name="P16"><text:span text:style-name="T43"><text:tab/><text:tab/><text:tab/>- if public contains somePage.html, you can access it (locally) via </text:span><text:a xlink:type="simple" xlink:href="http://localhost:3000/somePage.html"><text:span text:style-name="T43">http://localhost:3000/somePage.html</text:span></text:a></text:p>
      <text:p text:style-name="P16"><text:tab/><text:tab/><text:tab/>- <text:span text:style-name="T43">public/images/someImage.png <text:s/>-- <text:s/>accessible via <text:s/></text:span><text:a xlink:type="simple" xlink:href="http://localhost:3000/images/someImages.png"><text:span text:style-name="T43">http://localhost:3000/images/someImages.png</text:span></text:a></text:p>
      <text:p text:style-name="P16"/>
      <text:h text:style-name="P72" text:outline-level="2">Insta<text:span text:style-name="T23">ll NodeJS MongoDB drivers</text:span></text:h>
      <text:p text:style-name="P21"><text:tab/><text:tab/><text:span text:style-name="T2">npm install mongodb --mongodb:native</text:span></text:p>
      <text:p text:style-name="P7">- </text:p>
      <text:h text:style-name="P86" text:outline-level="1">Express: Cookies</text:h>
      <text:p text:style-name="P152"><text:span text:style-name="T21"><text:tab/><text:tab/>npm install cookie-parser</text:span></text:p>
      <text:h text:style-name="P75" text:outline-level="2">var cookieParser = require('cookie-parser');</text:h>
      <text:h text:style-name="P75" text:outline-level="2">app.use(cookieParser());</text:h>
      <text:list xml:id="list4436224048889888931" text:style-name="L24">
        <text:list-item>
          <text:p text:style-name="P153">Install the <text:span text:style-name="T98">cookie-parser middleware. All following components will now have access to cookies via req.cookies.</text:span></text:p>
        </text:list-item>
      </text:list>
      <text:h text:style-name="Heading_20_2" text:outline-level="2">req.cookies</text:h>
      <text:list xml:id="list880277359588697225" text:style-name="L25">
        <text:list-item>
          <text:p text:style-name="P154">Access to the cookies</text:p>
        </text:list-item>
      </text:list>
      <text:h text:style-name="P87" text:outline-level="1">Express: Sessions</text:h>
      <text:h text:style-name="P76" text:outline-level="2"><text:span text:style-name="T100">Setup</text:span></text:h>
      <text:h text:style-name="Heading_20_3" text:outline-level="3">Get these:</text:h>
      <text:p text:style-name="P155"><text:tab/><text:span text:style-name="T1">npm install node-uuid –save</text:span></text:p>
      <text:p text:style-name="P155"><text:span text:style-name="T1"><text:tab/>npm install express-session --save</text:span></text:p>
      <text:h text:style-name="Heading_20_3" text:outline-level="3">And do this:</text:h>
      <text:p text:style-name="Code">var uuid = require('node-uuid');</text:p>
      <text:p text:style-name="P104">var session = require('express-session');</text:p>
      <text:p text:style-name="P104"/>
      <text:h text:style-name="P77" text:outline-level="2"><text:soft-page-break/>Creating sessions</text:h>
      <text:p text:style-name="P156"/>
      <text:h text:style-name="P86" text:outline-level="1">Express: Requests</text:h>
      <text:h text:style-name="Heading_20_2" text:outline-level="2">Get client ip</text:h>
      <text:p text:style-name="P22"><text:tab/><text:tab/><text:span text:style-name="T13">req.ip()</text:span></text:p>
      <text:p text:style-name="P29">Seneca</text:p>
      <text:h text:style-name="P89" text:outline-level="1">Definitions</text:h>
      <text:p text:style-name="P25">Microservice: </text:p>
      <text:p text:style-name="P25">Pattern:</text:p>
      <text:p text:style-name="P25">Plugin:</text:p>
      <text:p text:style-name="P25">Pattern overrides: </text:p>
      <text:h text:style-name="P90" text:outline-level="1">Create microservice</text:h>
      <text:p text:style-name="Code"><text:span text:style-name="Source_20_Text"><text:span text:style-name="T24">seneca.add( </text:span></text:span></text:p>
      <text:p text:style-name="Code"><text:span text:style-name="Source_20_Text"><text:span text:style-name="T24"><text:tab/>{role:'math', cmd:'sum'}, </text:span></text:span></text:p>
      <text:p text:style-name="Code"><text:span text:style-name="Source_20_Text"><text:span text:style-name="T24"><text:tab/>function( msg, respond ) {</text:span></text:span></text:p>
      <text:p text:style-name="Code"><text:span text:style-name="Source_20_Text"><text:span text:style-name="T24"><text:tab/><text:tab/>var sum = msg.left + msg.right</text:span></text:span></text:p>
      <text:p text:style-name="Code"><text:span text:style-name="Source_20_Text"><text:span text:style-name="T24"><text:tab/><text:tab/>respond( null, { answer: sum } )</text:span></text:span></text:p>
      <text:p text:style-name="Code"><text:span text:style-name="Source_20_Text"><text:span text:style-name="T24"><text:tab/>})</text:span></text:span></text:p>
      <text:h text:style-name="Heading_20_1" text:outline-level="1">Call microservice</text:h>
      <text:p text:style-name="Code"><text:span text:style-name="Source_20_Text"><text:span text:style-name="T24">seneca.act( </text:span></text:span></text:p>
      <text:p text:style-name="Code"><text:span text:style-name="Source_20_Text"><text:span text:style-name="T24"><text:tab/>{role:'math', cmd:'sum', left:1, right:2}, </text:span></text:span></text:p>
      <text:p text:style-name="Code"><text:span text:style-name="Source_20_Text"><text:span text:style-name="T24"><text:tab/>function( err, result ) {</text:span></text:span></text:p>
      <text:p text:style-name="Code"><text:span text:style-name="Source_20_Text"><text:span text:style-name="T24"><text:tab/><text:tab/>if( err ) return console.error( err )</text:span></text:span></text:p>
      <text:p text:style-name="Code"><text:span text:style-name="Source_20_Text"><text:span text:style-name="T24"><text:tab/><text:tab/>console.log( result )</text:span></text:span></text:p>
      <text:p text:style-name="Code"><text:span text:style-name="Source_20_Text"><text:span text:style-name="T24"><text:tab/>})</text:span></text:span></text:p>
      <text:p text:style-name="P24"><text:tab/>--<text:span text:style-name="T53">&gt; 2</text:span></text:p>
      <text:h text:style-name="P91" text:outline-level="1">Patterns – <text:span text:style-name="T62">how services are called</text:span></text:h>
      <text:h text:style-name="Heading_20_2" text:outline-level="2">Rules <text:span text:style-name="T54">for pattern overrides (deciding which of several similar action patterns to run)</text:span></text:h>
      <text:list xml:id="list1145656303268960191" text:style-name="L20">
        <text:list-item>
          <text:p text:style-name="P139">More properties win</text:p>
        </text:list-item>
        <text:list-item>
          <text:p text:style-name="P140">If 2 patterns have an equal number of properties, they resolve alphabetically</text:p>
          <text:list>
            <text:list-item>
              <text:p text:style-name="P141">e.g.:</text:p>
              <text:list>
                <text:list-item>
                  <text:p text:style-name="P141">a:1, b:2 <text:tab/><text:tab/><text:tab/>wins over<text:tab/>a:1 <text:tab/><text:tab/>– the 1<text:span text:style-name="T55">st</text:span> has more properties</text:p>
                </text:list-item>
                <text:list-item>
                  <text:p text:style-name="P141">a:1, b:2, d:5<text:tab/><text:tab/>wins over<text:tab/>a:1, c:3, d:4<text:tab/>- the 1<text:span text:style-name="T55">st</text:span> wins alphabetically, as b comes before c in the alphabet</text:p>
                </text:list-item>
              </text:list>
            </text:list-item>
          </text:list>
        </text:list-item>
        <text:list-item>
          <text:p text:style-name="P142">If 2 patterns are precisely identical, the most recent pattern takes precedence. However, the <text:span text:style-name="T56">overriding </text:span>pattern<text:span text:style-name="T56">'s function </text:span>has access to the <text:span text:style-name="T56">prior pattern as follows:</text:span></text:p>
        </text:list-item>
      </text:list>
      <text:p text:style-name="P50"><text:span text:style-name="Source_20_Text"><text:span text:style-name="T24"><text:tab/></text:span></text:span><text:span text:style-name="Source_20_Text"><text:span text:style-name="T26">seneca</text:span></text:span></text:p>
      <text:p text:style-name="P50"><text:soft-page-break/><text:span text:style-name="Source_20_Text"><text:span text:style-name="T26"><text:tab/><text:tab/>.</text:span></text:span><text:span text:style-name="Source_20_Text"><text:span text:style-name="T27">add(</text:span></text:span></text:p>
      <text:p text:style-name="P50"><text:span text:style-name="Source_20_Text"><text:span text:style-name="T27"><text:tab/><text:tab/><text:tab/>'role:math,cmd:sum',</text:span></text:span></text:p>
      <text:p text:style-name="P50"><text:span text:style-name="Source_20_Text"><text:span text:style-name="T27"><text:tab/><text:tab/><text:tab/>function( msg, respond ){</text:span></text:span></text:p>
      <text:p text:style-name="P50"><text:span text:style-name="Source_20_Text"><text:span text:style-name="T27"><text:tab/><text:tab/><text:tab/><text:tab/>var sum = msg.left + msg.right;</text:span></text:span></text:p>
      <text:p text:style-name="P50"><text:span text:style-name="Source_20_Text"><text:span text:style-name="T27"><text:tab/><text:tab/><text:tab/><text:tab/>respond( null, { answer: sum });</text:span></text:span></text:p>
      <text:p text:style-name="P50"><text:span text:style-name="Source_20_Text"><text:span text:style-name="T27"><text:tab/><text:tab/><text:tab/>})</text:span></text:span></text:p>
      <text:p text:style-name="P49"/>
      <text:p text:style-name="P49"><text:span text:style-name="Source_20_Text"><text:span text:style-name="T24"><text:tab/><text:tab/>//</text:span></text:span><text:span text:style-name="Source_20_Text"><text:span text:style-name="T28">THE OVERRIDING FUNCTION</text:span></text:span></text:p>
      <text:p text:style-name="P49"><text:span text:style-name="Source_20_Text"><text:span text:style-name="T24"><text:tab/><text:tab/>.add(</text:span></text:span></text:p>
      <text:p text:style-name="P48"><text:span text:style-name="Source_20_Text"><text:span text:style-name="T24"><text:tab/><text:tab/><text:tab/>'role:math,cm</text:span></text:span><text:span text:style-name="Source_20_Text"><text:span text:style-name="T27">d</text:span></text:span><text:span text:style-name="Source_20_Text"><text:span text:style-name="T24">:sum',</text:span></text:span></text:p>
      <text:p text:style-name="P48"><text:span text:style-name="Source_20_Text"><text:span text:style-name="T24"><text:tab/><text:tab/><text:tab/>function( msg, respond ) {</text:span></text:span></text:p>
      <text:p text:style-name="P48"><text:span text:style-name="Source_20_Text"><text:span text:style-name="T24"><text:tab/><text:tab/><text:tab/><text:tab/>// </text:span></text:span><text:span text:style-name="Source_20_Text"><text:span text:style-name="T28">This accesses the overridden function</text:span></text:span></text:p>
      <text:list xml:id="list24611938583657" text:continue-numbering="true" text:style-name="L20">
        <text:list-item>
          <text:list>
            <text:list-header>
              <text:p text:style-name="P102"><text:span text:style-name="T22">this.prior</text:span>({<text:tab/><text:tab/><text:tab/><text:tab/><text:tab/>// <text:span text:style-name="T58">&lt;-- key point</text:span></text:p>
              <text:list>
                <text:list-header>
                  <text:p text:style-name="P101">role: 'math',</text:p>
                  <text:p text:style-name="P101">cmd: 'sum',</text:p>
                  <text:p text:style-name="P101">left: msg.left,</text:p>
                  <text:p text:style-name="P101">right: msg.right</text:p>
                  <text:p text:style-name="P105"><text:span text:style-name="Source_20_Text"><text:span text:style-name="T24">}, </text:span></text:span><text:span text:style-name="Source_20_Text"><text:span text:style-name="T25">function(err, result){</text:span></text:span></text:p>
                  <text:p text:style-name="P107">if (err) return respond(err);</text:p>
                  <text:p text:style-name="P103">result.info = msg.left + '+' + msg.right;</text:p>
                  <text:p text:style-name="P103">respond( null, result<text:span text:style-name="T57"> );</text:span></text:p>
                  <text:list>
                    <text:list-header>
                      <text:p text:style-name="P106"><text:span text:style-name="Source_20_Text"><text:span text:style-name="T25">}</text:span></text:span><text:span text:style-name="Source_20_Text"><text:span text:style-name="T24">)</text:span></text:span></text:p>
                      <text:p text:style-name="P108"><text:span text:style-name="Source_20_Text"><text:span text:style-name="T29">})</text:span></text:span></text:p>
                    </text:list-header>
                  </text:list>
                </text:list-header>
              </text:list>
            </text:list-header>
          </text:list>
        </text:list-item>
      </text:list>
      <text:h text:style-name="P92" text:outline-level="1">Plugins</text:h>
      <text:list xml:id="list4589918153108528367" text:style-name="L21">
        <text:list-item>
          <text:p text:style-name="P143"><text:span text:style-name="T63">A plugin is just a </text:span>set of action patterns, <text:span text:style-name="T64">grouped under a name for organization. In practice: a fn w a single param: “options”</text:span></text:p>
          <text:list>
            <text:list-item>
              <text:p text:style-name="P144">plugin def passed to the seneca.use method. <text:span text:style-name="T67">Example of simplest plugin:</text:span></text:p>
            </text:list-item>
          </text:list>
        </text:list-item>
      </text:list>
      <text:p text:style-name="Code"><text:tab/><text:tab/><text:tab/><text:tab/><text:span text:style-name="T67">function minimal_plugin( options ) {</text:span></text:p>
      <text:p text:style-name="Code"><text:tab/><text:tab/><text:tab/><text:tab/><text:tab/><text:span text:style-name="T67">console.log(options);</text:span></text:p>
      <text:p text:style-name="Code"><text:tab/><text:tab/><text:tab/><text:tab/><text:span text:style-name="T67">}</text:span></text:p>
      <text:p text:style-name="Code"><text:tab/><text:tab/><text:tab/><text:tab/><text:tab/><text:tab/><text:span text:style-name="T69">[[[ ... elsewhere, perhaps even in another file if a “require” is used for minimal_plugin ...</text:span><text:span text:style-name="T68"> ]]]:</text:span></text:p>
      <text:p text:style-name="Code"><text:tab/><text:tab/><text:tab/><text:tab/><text:span text:style-name="T67">require( 'seneca' )()</text:span></text:p>
      <text:p text:style-name="Code"><text:tab/><text:tab/><text:tab/><text:tab/><text:tab/>.<text:span text:style-name="T67">use( minimal_plugin, { foo:'bar' } );</text:span></text:p>
      <text:list xml:id="list24612809246170" text:continue-numbering="true" text:style-name="L21">
        <text:list-item>
          <text:p text:style-name="P145"><text:span text:style-name="T66">has m</text:span>echanism <text:span text:style-name="T66">to </text:span>execut<text:span text:style-name="T66">e</text:span> <text:span text:style-name="T66">init fns</text:span> (<text:span text:style-name="T65">basically </text:span>constructor<text:span text:style-name="T66">s</text:span>) in order <text:span text:style-name="T65">(eg. db connect should be done b4 db data access)</text:span></text:p>
        </text:list-item>
        <text:list-item>
          <text:p text:style-name="P146">Intended to help w/ logging &amp; debugging</text:p>
        </text:list-item>
      </text:list>
      <text:h text:style-name="Heading_20_2" text:outline-level="2">Plugin action patterns</text:h>
      <text:p text:style-name="Text_20_body"><text:tab/></text:p>
      <text:h text:style-name="Heading_20_3" text:outline-level="3"><text:span text:style-name="T15">E</text:span><text:span text:style-name="T1">xample plugin </text:span><text:span text:style-name="T15">with action patterns</text:span></text:h>
      <text:p text:style-name="P41"><text:tab/><text:tab/>function math( options ) { </text:p>
      <text:p text:style-name="P41"><text:tab/><text:tab/><text:tab/>this.add( 'role:math,cmd:sum', function( msg, respond ) { </text:p>
      <text:p text:style-name="P41"><text:tab/><text:tab/><text:tab/><text:tab/>respond( null, { answer: msg.left + msg.right } ) </text:p>
      <text:p text:style-name="P41"><text:tab/><text:tab/><text:tab/>}) </text:p>
      <text:p text:style-name="P41"><text:tab/><text:tab/><text:tab/>this.add( 'role:math,cmd:product', function( msg, respond ) { </text:p>
      <text:p text:style-name="P41"><text:s text:c="2"/><text:tab/><text:tab/><text:tab/><text:tab/>respond( null, { answer: msg.left * msg.right } ) </text:p>
      <text:p text:style-name="P41"><text:tab/><text:tab/><text:tab/>}) </text:p>
      <text:p text:style-name="P41"><text:tab/><text:tab/>} </text:p>
      <text:p text:style-name="P42"><text:span text:style-name="T69"><text:tab/><text:tab/><text:tab/>... elsewhere, perhaps another file if “require” used </text:span><text:span text:style-name="T70">to call math </text:span><text:span text:style-name="T69">plugin ...</text:span></text:p>
      <text:p text:style-name="P43"><text:tab/><text:tab/>require( 'seneca' )()</text:p>
      <text:p text:style-name="P44"><text:tab/><text:tab/><text:tab/>.use( math )</text:p>
      <text:p text:style-name="P45"><text:tab/><text:tab/><text:tab/>.act( 'role:math,cmd:sum,left:1,right:2', console.log );<text:tab/><text:tab/><text:tab/>//---&gt; null { answer: 3 }</text:p>
      <text:p text:style-name="P46"><text:tab/><text:tab/><text:tab/>.act( 'role:math,cmd:product,left:4,right:3', console.log );<text:tab/><text:tab/>//---&gt; null { answer: 12 }</text:p>
      <text:list xml:id="list2694453754352564788" text:style-name="L22">
        <text:list-item>
          <text:p text:style-name="P147">note that a plugin should never have seneca.act called within it - <text:span text:style-name="T59">seneca.add </text:span>only</text:p>
        </text:list-item>
      </text:list>
      <text:h text:style-name="P73" text:outline-level="2"><text:soft-page-break/>Initializing plugins</text:h>
      <text:p text:style-name="P37"><text:tab/>this.add( 'init:math', init )<text:tab/><text:tab/><text:tab/><text:tab/>//<text:span text:style-name="T61">special initialization pattern</text:span></text:p>
      <text:p text:style-name="P51"/>
      <text:p text:style-name="P37"><text:tab/>function init( msg, respond ) { </text:p>
      <text:p text:style-name="P37"><text:tab/><text:tab/>// log to a custom file </text:p>
      <text:p text:style-name="P37"><text:tab/><text:tab/>fs.open(options.logfile, 'a', function(err, fd){ </text:p>
      <text:p text:style-name="P38"><text:tab/><text:tab/><text:tab/>if(err) return respond( err );<text:tab/><text:tab/><text:tab/>// cannot open for writing <text:span text:style-name="T60">=== </text:span>fail -- <text:s/>this err is fatal to Seneca </text:p>
      <text:p text:style-name="P37"><text:tab/><text:tab/><text:tab/>log = make_log(fd) ;</text:p>
      <text:p text:style-name="P37"><text:tab/><text:tab/><text:tab/>respond() ;</text:p>
      <text:p text:style-name="P37"><text:s text:c="4"/><text:tab/><text:tab/>}) <text:s/></text:p>
      <text:p text:style-name="P37"><text:tab/>}</text:p>
      <text:p text:style-name="P37"/>
      <text:p text:style-name="P39"><text:s text:c="8"/>function make_log(fd){ </text:p>
      <text:p text:style-name="P39"><text:s text:c="12"/>return function(entry){ </text:p>
      <text:p text:style-name="P39"><text:s text:c="16"/>fs.write( fd, new Date().toISOString() + ' ' + entry, </text:p>
      <text:p text:style-name="P39"><text:s text:c="24"/>null, 'utf8', function(err) { </text:p>
      <text:p text:style-name="P39"><text:s text:c="20"/>if(err) return console.log( err ); </text:p>
      <text:p text:style-name="P40"><text:s text:c="20"/>fs.fsync(fd, function(err) { <text:tab/><text:tab/><text:tab/>// ensure log entry is flushed </text:p>
      <text:p text:style-name="P39"><text:s text:c="24"/>if(err) return console.log(err); </text:p>
      <text:p text:style-name="P39"><text:s text:c="20"/>}); </text:p>
      <text:p text:style-name="P39"><text:s text:c="16"/>}); </text:p>
      <text:p text:style-name="P39"><text:s text:c="12"/>}; </text:p>
      <text:p text:style-name="P39"><text:s text:c="8"/>} </text:p>
      <text:h text:style-name="P74" text:outline-level="2">Examining plugins</text:h>
      <text:p text:style-name="P9"><text:tab/>node math-plugin.js --seneca.log.all | grep math</text:p>
      <text:list xml:id="list24612101198654" text:continue-numbering="true" text:style-name="L22">
        <text:list-item>
          <text:p text:style-name="P148">...run this on the plugin from the command line to get intensive logging information</text:p>
          <text:list>
            <text:list-item>
              <text:p text:style-name="P149">including inbound and outbound messages – which is of particular interest</text:p>
            </text:list-item>
          </text:list>
        </text:list-item>
      </text:list>
      <text:h text:style-name="P9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1pt" fo:font-weight="normal" officeooo:rsid="001e418a" style:font-size-asian="11pt" style:font-weight-asian="normal" style:font-size-complex="11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false" fo:line-height="120%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style:text-underline-style="solid" style:text-underline-width="auto" style:text-underline-color="font-color" fo:font-weight="bold" officeooo:rsid="0015a455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.15cm" style:auto-text-indent="false" fo:keep-with-next="always">
        <style:tab-stops/>
      </style:paragraph-properties>
      <style:text-properties fo:color="#666666" fo:font-size="12.5pt" fo:font-weight="bold" style:font-size-asian="12.5pt" style:font-weight-asian="bold" style:font-size-complex="12.5pt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de" style:family="paragraph" style:parent-style-name="Text_20_body" style:master-page-name="">
      <style:paragraph-properties fo:margin-left="0.3cm" fo:margin-right="0cm" fo:margin-top="0cm" fo:margin-bottom="0cm" style:contextual-spacing="false" fo:line-height="110%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10pt" fo:font-weight="bold" officeooo:rsid="00a45270" style:font-size-asian="10pt" style:font-weight-asian="bold" style:font-size-complex="10pt" style:font-weight-complex="600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274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77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274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1.764cm" fo:margin-right="1.55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faulkner </meta:initial-creator>
    <meta:creation-date>2015-07-27T23:30:41.736960426</meta:creation-date>
    <dc:date>2015-08-25T02:46:11.376512321</dc:date>
    <dc:creator>andfaulkner </dc:creator>
    <meta:editing-duration>P3DT8H26M11S</meta:editing-duration>
    <meta:editing-cycles>210</meta:editing-cycles>
    <meta:generator>LibreOffice/4.2.8.2$Linux_X86_64 LibreOffice_project/420m0$Build-2</meta:generator>
    <meta:document-statistic meta:table-count="0" meta:image-count="0" meta:object-count="0" meta:page-count="9" meta:paragraph-count="311" meta:word-count="1754" meta:character-count="12276" meta:non-whitespace-character-count="10289"/>
  </office:meta>
</office:document-meta>
</file>